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74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draw:z-index="1" draw:id="id0" draw:style-name="a0" draw:name="Chart 1" svg:x="0.66667in" svg:y="0.22222in" svg:width="13.06944in" svg:height="5.4166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First</text:p>
          </table:table-cell>
          <table:table-cell office:value-type="time" office:time-value="PT12H2M9.000S" table:style-name="ce9">
            <text:p>12:02:09</text:p>
          </table:table-cell>
          <table:table-cell office:value-type="string" table:style-name="ce12">
            <text:p>Last</text:p>
          </table:table-cell>
          <table:table-cell office:value-type="time" office:time-value="PT12H5M9.000S" table:style-name="ce9">
            <text:p>12:05:09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14.285714285714286" table:style-name="ce13">
            <text:p>14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41.171428571428578" table:style-name="ce14">
            <text:p>41.2</text:p>
          </table:table-cell>
          <table:table-cell office:value-type="float" office:value="12.885714285714286" table:style-name="ce14">
            <text:p>12.9</text:p>
          </table:table-cell>
          <table:table-cell office:value-type="float" office:value="1.0428571428571427" table:style-name="ce14">
            <text:p>1.0</text:p>
          </table:table-cell>
          <table:table-cell office:value-type="float" office:value="44.857142857142854" table:style-name="ce14">
            <text:p>44.9</text:p>
          </table:table-cell>
          <table:table-cell office:value-type="float" office:value="54.057142857142864" table:style-name="ce14">
            <text:p>54.1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35.4" table:style-name="ce13">
            <text:p>35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82.7" table:style-name="ce14">
            <text:p>82.7</text:p>
          </table:table-cell>
          <table:table-cell office:value-type="float" office:value="23.7" table:style-name="ce14">
            <text:p>23.7</text:p>
          </table:table-cell>
          <table:table-cell office:value-type="float" office:value="6.3" table:style-name="ce14">
            <text:p>6.3</text:p>
          </table:table-cell>
          <table:table-cell office:value-type="float" office:value="92.3" table:style-name="ce14">
            <text:p>92.3</text:p>
          </table:table-cell>
          <table:table-cell office:value-type="float" office:value="88.8" table:style-name="ce14">
            <text:p>88.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5812H2M9.000S" table:style-name="ce9">
            <text:p>12:02:09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2.0086745315752945" table:style-name="ce14">
            <text:p>2.0</text:p>
          </table:table-cell>
          <table:table-cell office:value-type="float" office:value="1.8392461197339245" table:style-name="ce14">
            <text:p>1.8</text:p>
          </table:table-cell>
          <table:table-cell office:value-type="float" office:value="6.0410958904109595" table:style-name="ce14">
            <text:p>6.0</text:p>
          </table:table-cell>
          <table:table-cell office:value-type="float" office:value="2.0576433121019111" table:style-name="ce14">
            <text:p>2.1</text:p>
          </table:table-cell>
          <table:table-cell office:value-type="float" office:value="1.6427061310782238" table:style-name="ce14">
            <text:p>1.6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70.17" table:style-name="ce13">
            <text:p>7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210.03" table:style-name="ce13">
            <text:p>21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.33409512926724755" table:style-name="ce14">
            <text:p>0.3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2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6-15T00:00:00" table:style-name="ce5">
            <text:p>15-Jun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7" table:style-name="ce4">
            <text:p>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2M2.080S" table:style-name="ce6">
            <text:p>00:12:0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4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1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2.02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9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9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9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9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6258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379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154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1231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4342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8040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3190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4341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8957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7301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8039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7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10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47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2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7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9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3038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2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41506 0 4504 493918 6562 0 174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11123 0 1315 122292 1439 0 75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13648 0 1544 119541 2121 0 41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9181 0 956 124703 1906 0 34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7554 0 688 127382 1094 0 233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402689 49 429 0 0 0 0 2 0 1 0 0 0 640 0 15381 70 0 0 0 0 0 0 0 22 0 0 0 0 0 0 0 0 42049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34404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97405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11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3716484 0 225223 13563 3249210 15421 0 416 82073 119 1304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2266902523 3233041 <text:s text:c="3"/>0 <text:s text:c="3"/>0 <text:s text:c="3"/>0 <text:s text:c="4"/>0 <text:s text:c="9"/>0 <text:s text:c="8"/>0 2266902523 3233041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2661531 <text:s text:c="2"/>19441 <text:s text:c="3"/>0 <text:s text:c="3"/>0 <text:s text:c="3"/>0 <text:s text:c="4"/>0 <text:s text:c="9"/>0 <text:s text:c="8"/>0 39170950 <text:s text:c="2"/>30134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2009 5790 693222 241668 3367 109367 905208 1366588 0 74604 16085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1907 5759 692170 241092 3367 109367 905208 1366588 0 74428 16079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64 0 0 0 0 0 64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416 0 0 0 0 0 416 4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836 95541 21 17 8 50 17 36 20 0 1 0 4 2932736 413 4294967295 12939264 13039100 0 0 0 0 0 4096 536946211 4294967295 0 0 0 0 0 0 158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13 311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9441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30134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661531 (2.6 MB) <text:s/>TX bytes:39170950 (39.1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3233041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3233041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266902523 (2.2 GB) <text:s/>TX bytes:2266902523 (2.2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413 <text:s text:c="5"/>2867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draw:z-index="1" draw:id="id1" draw:style-name="a1" draw:name="Chart 1" svg:x="0.66667in" svg:y="1.88889in" svg:width="13.06944in" svg:height="5.41667in" style:rel-width="scale" style:rel-height="scale">
            <draw:object xlink:href="Object 2/" xlink:type="simple" xlink:show="embed" xlink:actuate="onLoad"/>
            <svg:title/>
            <svg:desc/>
          </draw:frame>
          <draw:frame draw:z-index="2" draw:id="id2" draw:style-name="a2" draw:name="Chart 2" svg:x="0.66667in" svg:y="7.31944in" svg:width="13.06944in" svg:height="5.41667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5812H2M9.000S" table:style-name="ce9">
            <text:p>12:02:09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float" office:value="6.3" table:style-name="ce1">
            <text:p>6.3</text:p>
          </table:table-cell>
          <table:table-cell office:value-type="float" office:value="92.3" table:style-name="ce1">
            <text:p>92.3</text:p>
          </table:table-cell>
          <table:table-cell office:value-type="float" office:value="1.4" table:style-name="ce1">
            <text:p>1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2H2M39.000S" table:style-name="ce9">
            <text:p>12:02:39</text:p>
          </table:table-cell>
          <table:table-cell office:value-type="float" office:value="48" table:style-name="ce1">
            <text:p>48</text:p>
          </table:table-cell>
          <table:table-cell office:value-type="float" office:value="6.4" table:style-name="ce1">
            <text:p>6.4</text:p>
          </table:table-cell>
          <table:table-cell office:value-type="float" office:value="0.8" table:style-name="ce1">
            <text:p>0.8</text:p>
          </table:table-cell>
          <table:table-cell office:value-type="float" office:value="44.7" table:style-name="ce1">
            <text:p>44.7</text:p>
          </table:table-cell>
          <table:table-cell office:value-type="float" office:value="54.4" table:style-name="ce1">
            <text:p>54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2H3M9.000S" table:style-name="ce9">
            <text:p>12:03:09</text:p>
          </table:table-cell>
          <table:table-cell office:value-type="float" office:value="82.7" table:style-name="ce1">
            <text:p>82.7</text:p>
          </table:table-cell>
          <table:table-cell office:value-type="float" office:value="6.1" table:style-name="ce1">
            <text:p>6.1</text:p>
          </table:table-cell>
          <table:table-cell office:value-type="float" office:value="0" table:style-name="ce1">
            <text:p>0</text:p>
          </table:table-cell>
          <table:table-cell office:value-type="float" office:value="11.1" table:style-name="ce1">
            <text:p>11.1</text:p>
          </table:table-cell>
          <table:table-cell office:value-type="float" office:value="88.8" table:style-name="ce1">
            <text:p>88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2H3M39.000S" table:style-name="ce9">
            <text:p>12:03:39</text:p>
          </table:table-cell>
          <table:table-cell office:value-type="float" office:value="53.9" table:style-name="ce1">
            <text:p>53.9</text:p>
          </table:table-cell>
          <table:table-cell office:value-type="float" office:value="19" table:style-name="ce1">
            <text:p>19</text:p>
          </table:table-cell>
          <table:table-cell office:value-type="float" office:value="0.1" table:style-name="ce1">
            <text:p>0.1</text:p>
          </table:table-cell>
          <table:table-cell office:value-type="float" office:value="26.9" table:style-name="ce1">
            <text:p>26.9</text:p>
          </table:table-cell>
          <table:table-cell office:value-type="float" office:value="72.900000000000006" table:style-name="ce1">
            <text:p>72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2H4M9.000S" table:style-name="ce9">
            <text:p>12:04:09</text:p>
          </table:table-cell>
          <table:table-cell office:value-type="float" office:value="12.9" table:style-name="ce1">
            <text:p>12.9</text:p>
          </table:table-cell>
          <table:table-cell office:value-type="float" office:value="23.7" table:style-name="ce1">
            <text:p>23.7</text:p>
          </table:table-cell>
          <table:table-cell office:value-type="float" office:value="0" table:style-name="ce1">
            <text:p>0</text:p>
          </table:table-cell>
          <table:table-cell office:value-type="float" office:value="63.4" table:style-name="ce1">
            <text:p>63.4</text:p>
          </table:table-cell>
          <table:table-cell office:value-type="float" office:value="36.6" table:style-name="ce1">
            <text:p>36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2H4M39.000S" table:style-name="ce9">
            <text:p>12:04:39</text:p>
          </table:table-cell>
          <table:table-cell office:value-type="float" office:value="32.9" table:style-name="ce1">
            <text:p>32.9</text:p>
          </table:table-cell>
          <table:table-cell office:value-type="float" office:value="22.1" table:style-name="ce1">
            <text:p>22.1</text:p>
          </table:table-cell>
          <table:table-cell office:value-type="float" office:value="0.1" table:style-name="ce1">
            <text:p>0.1</text:p>
          </table:table-cell>
          <table:table-cell office:value-type="float" office:value="44.9" table:style-name="ce1">
            <text:p>44.9</text:p>
          </table:table-cell>
          <table:table-cell office:value-type="float" office:value="55" table:style-name="ce1">
            <text:p>5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2H5M9.000S" table:style-name="ce9">
            <text:p>12:05:09</text:p>
          </table:table-cell>
          <table:table-cell office:value-type="float" office:value="56.6" table:style-name="ce1">
            <text:p>56.6</text:p>
          </table:table-cell>
          <table:table-cell office:value-type="float" office:value="12.7" table:style-name="ce1">
            <text:p>12.7</text:p>
          </table:table-cell>
          <table:table-cell office:value-type="float" office:value="0" table:style-name="ce1">
            <text:p>0</text:p>
          </table:table-cell>
          <table:table-cell office:value-type="float" office:value="30.7" table:style-name="ce1">
            <text:p>30.7</text:p>
          </table:table-cell>
          <table:table-cell office:value-type="float" office:value="69.3" table:style-name="ce1">
            <text:p>69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1.171428571428578" table:style-name="ce1">
            <text:p>41.17142857</text:p>
          </table:table-cell>
          <table:table-cell office:value-type="float" office:value="12.885714285714286" table:style-name="ce1">
            <text:p>12.88571429</text:p>
          </table:table-cell>
          <table:table-cell office:value-type="float" office:value="1.0428571428571427" table:style-name="ce1">
            <text:p>1.042857143</text:p>
          </table:table-cell>
          <table:table-cell office:value-type="float" office:value="44.857142857142854" table:style-name="ce1">
            <text:p>44.85714286</text:p>
          </table:table-cell>
          <table:table-cell office:value-type="float" office:value="54.057142857142864" table:style-name="ce1">
            <text:p>54.05714286</text:p>
          </table:table-cell>
          <table:table-cell table:number-columns-repeated="16378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CPU_SUMM" table:style-name="ta1">
        <table:shapes>
          <draw:frame draw:z-index="1" draw:id="id3" draw:style-name="a3" draw:name="Chart 1" svg:x="0.66667in" svg:y="1.05556in" svg:width="13.06944in" svg:height="5.41667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40.585714285714289" table:style-name="ce11">
            <text:p>40.6</text:p>
          </table:table-cell>
          <table:table-cell office:value-type="float" office:value="14.914285714285715" table:style-name="ce11">
            <text:p>14.9</text:p>
          </table:table-cell>
          <table:table-cell office:value-type="float" office:value="0.39999999999999997" table:style-name="ce11">
            <text:p>0.4</text:p>
          </table:table-cell>
          <table:table-cell office:value-type="float" office:value="44.1" table:style-name="ce11">
            <text:p>44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43.642857142857146" table:style-name="ce11">
            <text:p>43.6</text:p>
          </table:table-cell>
          <table:table-cell office:value-type="float" office:value="12.200000000000001" table:style-name="ce11">
            <text:p>12.2</text:p>
          </table:table-cell>
          <table:table-cell office:value-type="float" office:value="0.4" table:style-name="ce11">
            <text:p>0.4</text:p>
          </table:table-cell>
          <table:table-cell office:value-type="float" office:value="43.75714285714286" table:style-name="ce11">
            <text:p>43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41.914285714285711" table:style-name="ce11">
            <text:p>41.9</text:p>
          </table:table-cell>
          <table:table-cell office:value-type="float" office:value="13.071428571428571" table:style-name="ce11">
            <text:p>13.1</text:p>
          </table:table-cell>
          <table:table-cell office:value-type="float" office:value="0.2857142857142857" table:style-name="ce11">
            <text:p>0.3</text:p>
          </table:table-cell>
          <table:table-cell office:value-type="float" office:value="44.728571428571435" table:style-name="ce11">
            <text:p>44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42.142857142857146" table:style-name="ce11">
            <text:p>42.1</text:p>
          </table:table-cell>
          <table:table-cell office:value-type="float" office:value="11.814285714285715" table:style-name="ce11">
            <text:p>11.8</text:p>
          </table:table-cell>
          <table:table-cell office:value-type="float" office:value="0.24285714285714288" table:style-name="ce11">
            <text:p>0.2</text:p>
          </table:table-cell>
          <table:table-cell office:value-type="float" office:value="45.800000000000004" table:style-name="ce11">
            <text:p>45.8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draw:z-index="1" draw:id="id4" draw:style-name="a4" draw:name="Chart 1" svg:x="0.66667in" svg:y="1.88889in" svg:width="13.06944in" svg:height="5.41667in" style:rel-width="scale" style:rel-height="scale">
            <draw:object xlink:href="Object 5/" xlink:type="simple" xlink:show="embed" xlink:actuate="onLoad"/>
            <svg:title/>
            <svg:desc/>
          </draw:frame>
          <draw:frame draw:z-index="2" draw:id="id5" draw:style-name="a5" draw:name="Chart 2" svg:x="0.66667in" svg:y="7.31944in" svg:width="13.06944in" svg:height="5.41667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5812H2M9.000S" table:style-name="ce9">
            <text:p>12:02:09</text:p>
          </table:table-cell>
          <table:table-cell office:value-type="float" office:value="2082.8000000000002" table:style-name="ce1">
            <text:p>2082.8</text:p>
          </table:table-cell>
          <table:table-cell office:value-type="float" office:value="10.8" table:style-name="ce1">
            <text:p>10.8</text:p>
          </table:table-cell>
          <table:table-cell office:value-type="float" office:value="35.4" table:style-name="ce1">
            <text:p>35.4</text:p>
          </table:table-cell>
          <table:table-cell table:number-columns-repeated="16380"/>
        </table:table-row>
        <table:table-row table:style-name="ro1">
          <table:table-cell office:value-type="time" office:time-value="PT985812H2M39.000S" table:style-name="ce9">
            <text:p>12:02:39</text:p>
          </table:table-cell>
          <table:table-cell office:value-type="float" office:value="241" table:style-name="ce1">
            <text:p>241</text:p>
          </table:table-cell>
          <table:table-cell office:value-type="float" office:value="42.6" table:style-name="ce1">
            <text:p>42.6</text:p>
          </table:table-cell>
          <table:table-cell office:value-type="float" office:value="10.8" table:style-name="ce1">
            <text:p>10.8</text:p>
          </table:table-cell>
          <table:table-cell table:number-columns-repeated="16380"/>
        </table:table-row>
        <table:table-row table:style-name="ro1">
          <table:table-cell office:value-type="time" office:time-value="PT985812H3M9.000S" table:style-name="ce9">
            <text:p>12:03:09</text:p>
          </table:table-cell>
          <table:table-cell office:value-type="float" office:value="0" table:style-name="ce1">
            <text:p>0</text:p>
          </table:table-cell>
          <table:table-cell office:value-type="float" office:value="1798.8" table:style-name="ce1">
            <text:p>1798.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time" office:time-value="PT985812H3M39.000S" table:style-name="ce9">
            <text:p>12:03:39</text:p>
          </table:table-cell>
          <table:table-cell office:value-type="float" office:value="0.2" table:style-name="ce1">
            <text:p>0.2</text:p>
          </table:table-cell>
          <table:table-cell office:value-type="float" office:value="2072.4" table:style-name="ce1">
            <text:p>2072.4</text:p>
          </table:table-cell>
          <table:table-cell office:value-type="float" office:value="17.2" table:style-name="ce1">
            <text:p>17.2</text:p>
          </table:table-cell>
          <table:table-cell table:number-columns-repeated="16380"/>
        </table:table-row>
        <table:table-row table:style-name="ro1">
          <table:table-cell office:value-type="time" office:time-value="PT985812H4M9.000S" table:style-name="ce9">
            <text:p>12:04:09</text:p>
          </table:table-cell>
          <table:table-cell office:value-type="float" office:value="0" table:style-name="ce1">
            <text:p>0</text:p>
          </table:table-cell>
          <table:table-cell office:value-type="float" office:value="244.2" table:style-name="ce1">
            <text:p>244.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time" office:time-value="PT985812H4M39.000S" table:style-name="ce9">
            <text:p>12:04:39</text:p>
          </table:table-cell>
          <table:table-cell office:value-type="float" office:value="0.6" table:style-name="ce1">
            <text:p>0.6</text:p>
          </table:table-cell>
          <table:table-cell office:value-type="float" office:value="1348.2" table:style-name="ce1">
            <text:p>1348.2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time" office:time-value="PT985812H5M9.000S" table:style-name="ce9">
            <text:p>12:05:09</text:p>
          </table:table-cell>
          <table:table-cell office:value-type="float" office:value="14.4" table:style-name="ce1">
            <text:p>14.4</text:p>
          </table:table-cell>
          <table:table-cell office:value-type="float" office:value="1484" table:style-name="ce1">
            <text:p>1484</text:p>
          </table:table-cell>
          <table:table-cell office:value-type="float" office:value="12.6" table:style-name="ce1">
            <text:p>12.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34.14285714285717" table:formula="msoxl:=AVERAGE(B2:B8)" table:style-name="ce8">
            <text:p>334.1</text:p>
          </table:table-cell>
          <table:table-cell office:value-type="float" office:value="1000.1428571428571" table:formula="msoxl:=AVERAGE(C2:C8)" table:style-name="ce8">
            <text:p>1000.1</text:p>
          </table:table-cell>
          <table:table-cell office:value-type="float" office:value="14.285714285714286" table:formula="msoxl:=AVERAGE(D2:D8)" table:style-name="ce8">
            <text:p>14.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545.4401270384176" table:formula="msoxl:=IF(B10=0,0,MAX(SUMPRODUCT(B2:B8,B2:B8)/SUM(B2:B8)-B10,0))" table:style-name="ce8">
            <text:p>1545.4</text:p>
          </table:table-cell>
          <table:table-cell office:value-type="float" office:value="658.47555165588597" table:formula="msoxl:=IF(C10=0,0,MAX(SUMPRODUCT(C2:C8,C2:C8)/SUM(C2:C8)-C10,0))" table:style-name="ce8">
            <text:p>658.5</text:p>
          </table:table-cell>
          <table:table-cell office:value-type="float" office:value="6.0582857142857112" table:formula="msoxl:=IF(D10=0,0,MAX(SUMPRODUCT(D2:D8,D2:D8)/SUM(D2:D8)-D10,0))" table:style-name="ce8">
            <text:p>6.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03.21701581872549" table:formula="msoxl:=ABS(MAX(B2:B8)-B10-B11)" table:style-name="ce8">
            <text:p>203.2</text:p>
          </table:table-cell>
          <table:table-cell office:value-type="float" office:value="413.78159120125702" table:formula="msoxl:=ABS(MAX(C2:C8)-C10-C11)" table:style-name="ce8">
            <text:p>413.8</text:p>
          </table:table-cell>
          <table:table-cell office:value-type="float" office:value="15.056000000000003" table:formula="msoxl:=ABS(MAX(D2:D8)-D10-D11)" table:style-name="ce8">
            <text:p>15.1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DISKBSIZE" table:style-name="ta1">
        <table:shapes>
          <draw:frame draw:z-index="1" draw:id="id6" draw:style-name="a6" draw:name="Chart 1" svg:x="0.66667in" svg:y="1.88889in" svg:width="13.06944in" svg:height="5.41667in" style:rel-width="scale" style:rel-height="scale">
            <draw:object xlink:href="Object 7/" xlink:type="simple" xlink:show="embed" xlink:actuate="onLoad"/>
            <svg:title/>
            <svg:desc/>
          </draw:frame>
          <draw:frame draw:z-index="2" draw:id="id7" draw:style-name="a7" draw:name="Chart 2" svg:x="0.66667in" svg:y="7.31944in" svg:width="13.06944in" svg:height="5.41667in" style:rel-width="scale" style:rel-height="scale">
            <draw:object xlink:href="Object 8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812H2M9.000S" table:style-name="ce9">
            <text:p>12:02:09</text:p>
          </table:table-cell>
          <table:table-cell office:value-type="float" office:value="59.2" table:style-name="ce1">
            <text:p>59.2</text:p>
          </table:table-cell>
          <table:table-cell office:value-type="float" office:value="59.2" table:style-name="ce1">
            <text:p>59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8.4" table:style-name="ce1">
            <text:p>118.4</text:p>
          </table:table-cell>
          <table:table-cell table:number-columns-repeated="16128"/>
        </table:table-row>
        <table:table-row table:style-name="ro1">
          <table:table-cell office:value-type="time" office:time-value="PT985812H2M39.000S" table:style-name="ce9">
            <text:p>12:02:39</text:p>
          </table:table-cell>
          <table:table-cell office:value-type="float" office:value="26.4" table:style-name="ce1">
            <text:p>26.4</text:p>
          </table:table-cell>
          <table:table-cell office:value-type="float" office:value="26.4" table:style-name="ce1">
            <text:p>2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2.8" table:style-name="ce1">
            <text:p>52.8</text:p>
          </table:table-cell>
          <table:table-cell table:number-columns-repeated="16128"/>
        </table:table-row>
        <table:table-row table:style-name="ro1">
          <table:table-cell office:value-type="time" office:time-value="PT985812H3M9.000S" table:style-name="ce9">
            <text:p>12:03:09</text:p>
          </table:table-cell>
          <table:table-cell office:value-type="float" office:value="223" table:style-name="ce1">
            <text:p>223</text:p>
          </table:table-cell>
          <table:table-cell office:value-type="float" office:value="223" table:style-name="ce1">
            <text:p>2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46" table:style-name="ce1">
            <text:p>446</text:p>
          </table:table-cell>
          <table:table-cell table:number-columns-repeated="16128"/>
        </table:table-row>
        <table:table-row table:style-name="ro1">
          <table:table-cell office:value-type="time" office:time-value="PT985812H3M39.000S" table:style-name="ce9">
            <text:p>12:03:39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40" table:style-name="ce1">
            <text:p>240</text:p>
          </table:table-cell>
          <table:table-cell table:number-columns-repeated="16128"/>
        </table:table-row>
        <table:table-row table:style-name="ro1">
          <table:table-cell office:value-type="time" office:time-value="PT985812H4M9.000S" table:style-name="ce9">
            <text:p>12:04:09</text:p>
          </table:table-cell>
          <table:table-cell office:value-type="float" office:value="49.5" table:style-name="ce1">
            <text:p>49.5</text:p>
          </table:table-cell>
          <table:table-cell office:value-type="float" office:value="49.5" table:style-name="ce1">
            <text:p>49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9" table:style-name="ce1">
            <text:p>99</text:p>
          </table:table-cell>
          <table:table-cell table:number-columns-repeated="16128"/>
        </table:table-row>
        <table:table-row table:style-name="ro1">
          <table:table-cell office:value-type="time" office:time-value="PT985812H4M39.000S" table:style-name="ce9">
            <text:p>12:04:39</text:p>
          </table:table-cell>
          <table:table-cell office:value-type="float" office:value="121.9" table:style-name="ce1">
            <text:p>121.9</text:p>
          </table:table-cell>
          <table:table-cell office:value-type="float" office:value="121.9" table:style-name="ce1">
            <text:p>12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43.8" table:style-name="ce1">
            <text:p>243.8</text:p>
          </table:table-cell>
          <table:table-cell table:number-columns-repeated="16128"/>
        </table:table-row>
        <table:table-row table:style-name="ro1">
          <table:table-cell office:value-type="time" office:time-value="PT985812H5M9.000S" table:style-name="ce9">
            <text:p>12:05:09</text:p>
          </table:table-cell>
          <table:table-cell office:value-type="float" office:value="118.9" table:style-name="ce1">
            <text:p>118.9</text:p>
          </table:table-cell>
          <table:table-cell office:value-type="float" office:value="118.9" table:style-name="ce1">
            <text:p>11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37.8" table:style-name="ce1">
            <text:p>237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02.7" table:formula="msoxl:=AVERAGE(B2:B8)" table:style-name="ce8">
            <text:p>102.7</text:p>
          </table:table-cell>
          <table:table-cell office:value-type="float" office:value="102.7" table:formula="msoxl:=AVERAGE(C2:C8)" table:style-name="ce8">
            <text:p>102.7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6.09214077062181" table:formula="msoxl:=IF(B10=0,0,MAX(SUMPRODUCT(B2:B8,B2:B8)/SUM(B2:B8)-B10,0))" table:style-name="ce8">
            <text:p>36.1</text:p>
          </table:table-cell>
          <table:table-cell office:value-type="float" office:value="36.09214077062181" table:formula="msoxl:=IF(C10=0,0,MAX(SUMPRODUCT(C2:C8,C2:C8)/SUM(C2:C8)-C10,0))" table:style-name="ce8">
            <text:p>36.1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84.207859229378187" table:formula="msoxl:=ABS(MAX(B2:B8)-B10-B11)" table:style-name="ce8">
            <text:p>84.2</text:p>
          </table:table-cell>
          <table:table-cell office:value-type="float" office:value="84.207859229378187" table:formula="msoxl:=ABS(MAX(C2:C8)-C10-C11)" table:style-name="ce8">
            <text:p>84.2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38.79214077062181" table:formula="msoxl:=B10+ B11" table:style-name="ce8">
            <text:p>138.8</text:p>
          </table:table-cell>
          <table:table-cell office:value-type="float" office:value="138.79214077062181" table:formula="msoxl:=C10+ C11" table:style-name="ce8">
            <text:p>138.8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BUSY" table:style-name="ta1">
        <table:shapes>
          <draw:frame draw:z-index="1" draw:id="id8" draw:style-name="a8" draw:name="Chart 1" svg:x="0.66667in" svg:y="1.88889in" svg:width="13.06944in" svg:height="5.41667in" style:rel-width="scale" style:rel-height="scale">
            <draw:object xlink:href="Object 9/" xlink:type="simple" xlink:show="embed" xlink:actuate="onLoad"/>
            <svg:title/>
            <svg:desc/>
          </draw:frame>
          <draw:frame draw:z-index="2" draw:id="id9" draw:style-name="a9" draw:name="Chart 2" svg:x="0.66667in" svg:y="7.31944in" svg:width="13.06944in" svg:height="5.41667in" style:rel-width="scale" style:rel-height="scale">
            <draw:object xlink:href="Object 10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60_Threads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812H2M9.000S" table:style-name="ce9">
            <text:p>12:02:09</text:p>
          </table:table-cell>
          <table:table-cell office:value-type="float" office:value="26.5" table:style-name="ce1">
            <text:p>26.5</text:p>
          </table:table-cell>
          <table:table-cell office:value-type="float" office:value="25.8" table:style-name="ce1">
            <text:p>25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2.3" table:style-name="ce1">
            <text:p>52.3</text:p>
          </table:table-cell>
          <table:table-cell table:number-columns-repeated="16128"/>
        </table:table-row>
        <table:table-row table:style-name="ro1">
          <table:table-cell office:value-type="time" office:time-value="PT985812H2M39.000S" table:style-name="ce9">
            <text:p>12:02:39</text:p>
          </table:table-cell>
          <table:table-cell office:value-type="float" office:value="5.6" table:style-name="ce1">
            <text:p>5.6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2" table:style-name="ce1">
            <text:p>11.2</text:p>
          </table:table-cell>
          <table:table-cell table:number-columns-repeated="16128"/>
        </table:table-row>
        <table:table-row table:style-name="ro1">
          <table:table-cell office:value-type="time" office:time-value="PT985812H3M9.000S" table:style-name="ce9">
            <text:p>12:03:09</text:p>
          </table:table-cell>
          <table:table-cell office:value-type="float" office:value="2.9" table:style-name="ce1">
            <text:p>2.9</text:p>
          </table:table-cell>
          <table:table-cell office:value-type="float" office:value="2.9" table:style-name="ce1">
            <text:p>2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8" table:style-name="ce1">
            <text:p>5.8</text:p>
          </table:table-cell>
          <table:table-cell table:number-columns-repeated="16128"/>
        </table:table-row>
        <table:table-row table:style-name="ro1">
          <table:table-cell office:value-type="time" office:time-value="PT985812H3M39.000S" table:style-name="ce9">
            <text:p>12:03:39</text:p>
          </table:table-cell>
          <table:table-cell office:value-type="float" office:value="3.5" table:style-name="ce1">
            <text:p>3.5</text:p>
          </table:table-cell>
          <table:table-cell office:value-type="float" office:value="3.5" table:style-name="ce1">
            <text:p>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" table:style-name="ce1">
            <text:p>7</text:p>
          </table:table-cell>
          <table:table-cell table:number-columns-repeated="16128"/>
        </table:table-row>
        <table:table-row table:style-name="ro1">
          <table:table-cell office:value-type="time" office:time-value="PT985812H4M9.000S" table:style-name="ce9">
            <text:p>12:04:09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4" table:style-name="ce1">
            <text:p>1.4</text:p>
          </table:table-cell>
          <table:table-cell table:number-columns-repeated="16128"/>
        </table:table-row>
        <table:table-row table:style-name="ro1">
          <table:table-cell office:value-type="time" office:time-value="PT985812H4M39.000S" table:style-name="ce9">
            <text:p>12:04:3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" table:style-name="ce1">
            <text:p>4</text:p>
          </table:table-cell>
          <table:table-cell table:number-columns-repeated="16128"/>
        </table:table-row>
        <table:table-row table:style-name="ro1">
          <table:table-cell office:value-type="time" office:time-value="PT985812H5M9.000S" table:style-name="ce9">
            <text:p>12:05:09</text:p>
          </table:table-cell>
          <table:table-cell office:value-type="float" office:value="2.4" table:style-name="ce1">
            <text:p>2.4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8" table:style-name="ce1">
            <text:p>4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6.2285714285714286" table:formula="msoxl:=AVERAGE(B2:B8)" table:style-name="ce8">
            <text:p>6.2</text:p>
          </table:table-cell>
          <table:table-cell office:value-type="float" office:value="6.1285714285714281" table:formula="msoxl:=AVERAGE(C2:C8)" table:style-name="ce8">
            <text:p>6.1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1.306290956749674" table:formula="msoxl:=IF(B10=0,0,MAX(SUMPRODUCT(B2:B8,B2:B8)/SUM(B2:B8)-B10,0))" table:style-name="ce8">
            <text:p>11.3</text:p>
          </table:table-cell>
          <table:table-cell office:value-type="float" office:value="10.839027639027639" table:formula="msoxl:=IF(C10=0,0,MAX(SUMPRODUCT(C2:C8,C2:C8)/SUM(C2:C8)-C10,0))" table:style-name="ce8">
            <text:p>10.8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8.9651376146788984" table:formula="msoxl:=ABS(MAX(B2:B8)-B10-B11)" table:style-name="ce8">
            <text:p>9.0</text:p>
          </table:table-cell>
          <table:table-cell office:value-type="float" office:value="8.8324009324009314" table:formula="msoxl:=ABS(MAX(C2:C8)-C10-C11)" table:style-name="ce8">
            <text:p>8.8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7.534862385321102" table:formula="msoxl:=B10+ B11" table:style-name="ce8">
            <text:p>17.5</text:p>
          </table:table-cell>
          <table:table-cell office:value-type="float" office:value="16.967599067599068" table:formula="msoxl:=C10+ C11" table:style-name="ce8">
            <text:p>17.0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READ" table:style-name="ta1">
        <table:shapes>
          <draw:frame draw:z-index="1" draw:id="id10" draw:style-name="a10" draw:name="Chart 1" svg:x="0.66667in" svg:y="1.88889in" svg:width="13.06944in" svg:height="5.41667in" style:rel-width="scale" style:rel-height="scale">
            <draw:object xlink:href="Object 11/" xlink:type="simple" xlink:show="embed" xlink:actuate="onLoad"/>
            <svg:title/>
            <svg:desc/>
          </draw:frame>
          <draw:frame draw:z-index="2" draw:id="id11" draw:style-name="a11" draw:name="Chart 2" svg:x="0.66667in" svg:y="7.31944in" svg:width="13.06944in" svg:height="5.41667in" style:rel-width="scale" style:rel-height="scale">
            <draw:object xlink:href="Object 1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812H2M9.000S" table:style-name="ce9">
            <text:p>12:02:09</text:p>
          </table:table-cell>
          <table:table-cell office:value-type="float" office:value="1041.4000000000001" table:style-name="ce1">
            <text:p>1041.4</text:p>
          </table:table-cell>
          <table:table-cell office:value-type="float" office:value="1041.4000000000001" table:style-name="ce1">
            <text:p>104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82.8000000000002" table:style-name="ce1">
            <text:p>2082.8</text:p>
          </table:table-cell>
          <table:table-cell table:number-columns-repeated="16128"/>
        </table:table-row>
        <table:table-row table:style-name="ro1">
          <table:table-cell office:value-type="time" office:time-value="PT985812H2M39.000S" table:style-name="ce9">
            <text:p>12:02:39</text:p>
          </table:table-cell>
          <table:table-cell office:value-type="float" office:value="120.5" table:style-name="ce1">
            <text:p>120.5</text:p>
          </table:table-cell>
          <table:table-cell office:value-type="float" office:value="120.5" table:style-name="ce1">
            <text:p>12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41" table:style-name="ce1">
            <text:p>241</text:p>
          </table:table-cell>
          <table:table-cell table:number-columns-repeated="16128"/>
        </table:table-row>
        <table:table-row table:style-name="ro1">
          <table:table-cell office:value-type="time" office:time-value="PT985812H3M9.000S" table:style-name="ce9">
            <text:p>12:03: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2H3M39.000S" table:style-name="ce9">
            <text:p>12:03:39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5812H4M9.000S" table:style-name="ce9">
            <text:p>12:04: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2H4M39.000S" table:style-name="ce9">
            <text:p>12:04:39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5812H5M9.000S" table:style-name="ce9">
            <text:p>12:05:09</text:p>
          </table:table-cell>
          <table:table-cell office:value-type="float" office:value="7.2" table:style-name="ce1">
            <text:p>7.2</text:p>
          </table:table-cell>
          <table:table-cell office:value-type="float" office:value="7.2" table:style-name="ce1">
            <text:p>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.4" table:style-name="ce1">
            <text:p>14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67.07142857142858" table:formula="msoxl:=AVERAGE(B2:B8)" table:style-name="ce8">
            <text:p>167.1</text:p>
          </table:table-cell>
          <table:table-cell office:value-type="float" office:value="167.07142857142858" table:formula="msoxl:=AVERAGE(C2:C8)" table:style-name="ce8">
            <text:p>167.1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772.72006351920879" table:formula="msoxl:=IF(B10=0,0,MAX(SUMPRODUCT(B2:B8,B2:B8)/SUM(B2:B8)-B10,0))" table:style-name="ce8">
            <text:p>772.7</text:p>
          </table:table-cell>
          <table:table-cell office:value-type="float" office:value="772.72006351920879" table:formula="msoxl:=IF(C10=0,0,MAX(SUMPRODUCT(C2:C8,C2:C8)/SUM(C2:C8)-C10,0))" table:style-name="ce8">
            <text:p>772.7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01.60850790936274" table:formula="msoxl:=ABS(MAX(B2:B8)-B10-B11)" table:style-name="ce8">
            <text:p>101.6</text:p>
          </table:table-cell>
          <table:table-cell office:value-type="float" office:value="101.60850790936274" table:formula="msoxl:=ABS(MAX(C2:C8)-C10-C11)" table:style-name="ce8">
            <text:p>101.6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939.79149209063735" table:formula="msoxl:=B10+ B11" table:style-name="ce8">
            <text:p>939.8</text:p>
          </table:table-cell>
          <table:table-cell office:value-type="float" office:value="939.79149209063735" table:formula="msoxl:=C10+ C11" table:style-name="ce8">
            <text:p>939.8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WRITE" table:style-name="ta1">
        <table:shapes>
          <draw:frame draw:z-index="1" draw:id="id12" draw:style-name="a12" draw:name="Chart 1" svg:x="0.66667in" svg:y="1.88889in" svg:width="13.06944in" svg:height="5.41667in" style:rel-width="scale" style:rel-height="scale">
            <draw:object xlink:href="Object 13/" xlink:type="simple" xlink:show="embed" xlink:actuate="onLoad"/>
            <svg:title/>
            <svg:desc/>
          </draw:frame>
          <draw:frame draw:z-index="2" draw:id="id13" draw:style-name="a13" draw:name="Chart 2" svg:x="0.66667in" svg:y="7.31944in" svg:width="13.06944in" svg:height="5.41667in" style:rel-width="scale" style:rel-height="scale">
            <draw:object xlink:href="Object 14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812H2M9.000S" table:style-name="ce9">
            <text:p>12:02:09</text:p>
          </table:table-cell>
          <table:table-cell office:value-type="float" office:value="5.4" table:style-name="ce1">
            <text:p>5.4</text:p>
          </table:table-cell>
          <table:table-cell office:value-type="float" office:value="5.4" table:style-name="ce1">
            <text:p>5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8" table:style-name="ce1">
            <text:p>10.8</text:p>
          </table:table-cell>
          <table:table-cell table:number-columns-repeated="16128"/>
        </table:table-row>
        <table:table-row table:style-name="ro1">
          <table:table-cell office:value-type="time" office:time-value="PT985812H2M39.000S" table:style-name="ce9">
            <text:p>12:02:39</text:p>
          </table:table-cell>
          <table:table-cell office:value-type="float" office:value="21.3" table:style-name="ce1">
            <text:p>21.3</text:p>
          </table:table-cell>
          <table:table-cell office:value-type="float" office:value="21.3" table:style-name="ce1">
            <text:p>2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2.6" table:style-name="ce1">
            <text:p>42.6</text:p>
          </table:table-cell>
          <table:table-cell table:number-columns-repeated="16128"/>
        </table:table-row>
        <table:table-row table:style-name="ro1">
          <table:table-cell office:value-type="time" office:time-value="PT985812H3M9.000S" table:style-name="ce9">
            <text:p>12:03:09</text:p>
          </table:table-cell>
          <table:table-cell office:value-type="float" office:value="899.4" table:style-name="ce1">
            <text:p>899.4</text:p>
          </table:table-cell>
          <table:table-cell office:value-type="float" office:value="899.4" table:style-name="ce1">
            <text:p>89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98.8" table:style-name="ce1">
            <text:p>1798.8</text:p>
          </table:table-cell>
          <table:table-cell table:number-columns-repeated="16128"/>
        </table:table-row>
        <table:table-row table:style-name="ro1">
          <table:table-cell office:value-type="time" office:time-value="PT985812H3M39.000S" table:style-name="ce9">
            <text:p>12:03:39</text:p>
          </table:table-cell>
          <table:table-cell office:value-type="float" office:value="1036.2" table:style-name="ce1">
            <text:p>1036.2</text:p>
          </table:table-cell>
          <table:table-cell office:value-type="float" office:value="1036.2" table:style-name="ce1">
            <text:p>1036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72.4" table:style-name="ce1">
            <text:p>2072.4</text:p>
          </table:table-cell>
          <table:table-cell table:number-columns-repeated="16128"/>
        </table:table-row>
        <table:table-row table:style-name="ro1">
          <table:table-cell office:value-type="time" office:time-value="PT985812H4M9.000S" table:style-name="ce9">
            <text:p>12:04:09</text:p>
          </table:table-cell>
          <table:table-cell office:value-type="float" office:value="122.1" table:style-name="ce1">
            <text:p>122.1</text:p>
          </table:table-cell>
          <table:table-cell office:value-type="float" office:value="122.1" table:style-name="ce1">
            <text:p>12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44.2" table:style-name="ce1">
            <text:p>244.2</text:p>
          </table:table-cell>
          <table:table-cell table:number-columns-repeated="16128"/>
        </table:table-row>
        <table:table-row table:style-name="ro1">
          <table:table-cell office:value-type="time" office:time-value="PT985812H4M39.000S" table:style-name="ce9">
            <text:p>12:04:39</text:p>
          </table:table-cell>
          <table:table-cell office:value-type="float" office:value="674.1" table:style-name="ce1">
            <text:p>674.1</text:p>
          </table:table-cell>
          <table:table-cell office:value-type="float" office:value="674.1" table:style-name="ce1">
            <text:p>674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48.2" table:style-name="ce1">
            <text:p>1348.2</text:p>
          </table:table-cell>
          <table:table-cell table:number-columns-repeated="16128"/>
        </table:table-row>
        <table:table-row table:style-name="ro1">
          <table:table-cell office:value-type="time" office:time-value="PT985812H5M9.000S" table:style-name="ce9">
            <text:p>12:05:09</text:p>
          </table:table-cell>
          <table:table-cell office:value-type="float" office:value="742" table:style-name="ce1">
            <text:p>742</text:p>
          </table:table-cell>
          <table:table-cell office:value-type="float" office:value="742" table:style-name="ce1">
            <text:p>7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84" table:style-name="ce1">
            <text:p>148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00.07142857142856" table:formula="msoxl:=AVERAGE(B2:B8)" table:style-name="ce8">
            <text:p>500.1</text:p>
          </table:table-cell>
          <table:table-cell office:value-type="float" office:value="500.07142857142856" table:formula="msoxl:=AVERAGE(C2:C8)" table:style-name="ce8">
            <text:p>500.1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29.23777582794298" table:formula="msoxl:=IF(B10=0,0,MAX(SUMPRODUCT(B2:B8,B2:B8)/SUM(B2:B8)-B10,0))" table:style-name="ce8">
            <text:p>329.2</text:p>
          </table:table-cell>
          <table:table-cell office:value-type="float" office:value="329.23777582794298" table:formula="msoxl:=IF(C10=0,0,MAX(SUMPRODUCT(C2:C8,C2:C8)/SUM(C2:C8)-C10,0))" table:style-name="ce8">
            <text:p>329.2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06.89079560062851" table:formula="msoxl:=ABS(MAX(B2:B8)-B10-B11)" table:style-name="ce8">
            <text:p>206.9</text:p>
          </table:table-cell>
          <table:table-cell office:value-type="float" office:value="206.89079560062851" table:formula="msoxl:=ABS(MAX(C2:C8)-C10-C11)" table:style-name="ce8">
            <text:p>206.9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829.30920439937154" table:formula="msoxl:=B10+ B11" table:style-name="ce8">
            <text:p>829.3</text:p>
          </table:table-cell>
          <table:table-cell office:value-type="float" office:value="829.30920439937154" table:formula="msoxl:=C10+ C11" table:style-name="ce8">
            <text:p>829.3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XFER" table:style-name="ta1">
        <table:shapes>
          <draw:frame draw:z-index="1" draw:id="id14" draw:style-name="a14" draw:name="Chart 1" svg:x="0.66667in" svg:y="1.88889in" svg:width="13.06944in" svg:height="5.41667in" style:rel-width="scale" style:rel-height="scale">
            <draw:object xlink:href="Object 15/" xlink:type="simple" xlink:show="embed" xlink:actuate="onLoad"/>
            <svg:title/>
            <svg:desc/>
          </draw:frame>
          <draw:frame draw:z-index="2" draw:id="id15" draw:style-name="a15" draw:name="Chart 2" svg:x="0.66667in" svg:y="7.31944in" svg:width="13.06944in" svg:height="5.41667in" style:rel-width="scale" style:rel-height="scale">
            <draw:object xlink:href="Object 1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812H2M9.000S" table:style-name="ce9">
            <text:p>12:02:09</text:p>
          </table:table-cell>
          <table:table-cell office:value-type="float" office:value="17.7" table:style-name="ce1">
            <text:p>17.7</text:p>
          </table:table-cell>
          <table:table-cell office:value-type="float" office:value="17.7" table:style-name="ce1">
            <text:p>1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5.4" table:style-name="ce1">
            <text:p>35.4</text:p>
          </table:table-cell>
          <table:table-cell table:number-columns-repeated="16128"/>
        </table:table-row>
        <table:table-row table:style-name="ro1">
          <table:table-cell office:value-type="time" office:time-value="PT985812H2M39.000S" table:style-name="ce9">
            <text:p>12:02:39</text:p>
          </table:table-cell>
          <table:table-cell office:value-type="float" office:value="5.4" table:style-name="ce1">
            <text:p>5.4</text:p>
          </table:table-cell>
          <table:table-cell office:value-type="float" office:value="5.4" table:style-name="ce1">
            <text:p>5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8" table:style-name="ce1">
            <text:p>10.8</text:p>
          </table:table-cell>
          <table:table-cell table:number-columns-repeated="16128"/>
        </table:table-row>
        <table:table-row table:style-name="ro1">
          <table:table-cell office:value-type="time" office:time-value="PT985812H3M9.000S" table:style-name="ce9">
            <text:p>12:03:0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" table:style-name="ce1">
            <text:p>8</text:p>
          </table:table-cell>
          <table:table-cell table:number-columns-repeated="16128"/>
        </table:table-row>
        <table:table-row table:style-name="ro1">
          <table:table-cell office:value-type="time" office:time-value="PT985812H3M39.000S" table:style-name="ce9">
            <text:p>12:03:39</text:p>
          </table:table-cell>
          <table:table-cell office:value-type="float" office:value="8.6" table:style-name="ce1">
            <text:p>8.6</text:p>
          </table:table-cell>
          <table:table-cell office:value-type="float" office:value="8.6" table:style-name="ce1">
            <text:p>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.2" table:style-name="ce1">
            <text:p>17.2</text:p>
          </table:table-cell>
          <table:table-cell table:number-columns-repeated="16128"/>
        </table:table-row>
        <table:table-row table:style-name="ro1">
          <table:table-cell office:value-type="time" office:time-value="PT985812H4M9.000S" table:style-name="ce9">
            <text:p>12:04:09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" table:style-name="ce1">
            <text:p>5</text:p>
          </table:table-cell>
          <table:table-cell table:number-columns-repeated="16128"/>
        </table:table-row>
        <table:table-row table:style-name="ro1">
          <table:table-cell office:value-type="time" office:time-value="PT985812H4M39.000S" table:style-name="ce9">
            <text:p>12:04:39</text:p>
          </table:table-cell>
          <table:table-cell office:value-type="float" office:value="5.5" table:style-name="ce1">
            <text:p>5.5</text:p>
          </table:table-cell>
          <table:table-cell office:value-type="float" office:value="5.5" table:style-name="ce1">
            <text:p>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" table:style-name="ce1">
            <text:p>11</text:p>
          </table:table-cell>
          <table:table-cell table:number-columns-repeated="16128"/>
        </table:table-row>
        <table:table-row table:style-name="ro1">
          <table:table-cell office:value-type="time" office:time-value="PT985812H5M9.000S" table:style-name="ce9">
            <text:p>12:05:09</text:p>
          </table:table-cell>
          <table:table-cell office:value-type="float" office:value="6.3" table:style-name="ce1">
            <text:p>6.3</text:p>
          </table:table-cell>
          <table:table-cell office:value-type="float" office:value="6.3" table:style-name="ce1">
            <text:p>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.6" table:style-name="ce1">
            <text:p>12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7.1428571428571432" table:formula="msoxl:=AVERAGE(B2:B8)" table:style-name="ce8">
            <text:p>7.1</text:p>
          </table:table-cell>
          <table:table-cell office:value-type="float" office:value="7.1428571428571432" table:formula="msoxl:=AVERAGE(C2:C8)" table:style-name="ce8">
            <text:p>7.1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.0291428571428556" table:formula="msoxl:=IF(B10=0,0,MAX(SUMPRODUCT(B2:B8,B2:B8)/SUM(B2:B8)-B10,0))" table:style-name="ce8">
            <text:p>3.0</text:p>
          </table:table-cell>
          <table:table-cell office:value-type="float" office:value="3.0291428571428556" table:formula="msoxl:=IF(C10=0,0,MAX(SUMPRODUCT(C2:C8,C2:C8)/SUM(C2:C8)-C10,0))" table:style-name="ce8">
            <text:p>3.0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7.5280000000000014" table:formula="msoxl:=ABS(MAX(B2:B8)-B10-B11)" table:style-name="ce8">
            <text:p>7.5</text:p>
          </table:table-cell>
          <table:table-cell office:value-type="float" office:value="7.5280000000000014" table:formula="msoxl:=ABS(MAX(C2:C8)-C10-C11)" table:style-name="ce8">
            <text:p>7.5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0.171999999999999" table:formula="msoxl:=B10+ B11" table:style-name="ce8">
            <text:p>10.2</text:p>
          </table:table-cell>
          <table:table-cell office:value-type="float" office:value="10.171999999999999" table:formula="msoxl:=C10+ C11" table:style-name="ce8">
            <text:p>10.2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JFSFILE" table:style-name="ta1">
        <table:shapes>
          <draw:frame draw:z-index="1" draw:id="id16" draw:style-name="a16" draw:name="Chart 1" svg:x="0.66667in" svg:y="1.88889in" svg:width="13.06944in" svg:height="5.41667in" style:rel-width="scale" style:rel-height="scale">
            <draw:object xlink:href="Object 17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5812H2M9.000S" table:style-name="ce9">
            <text:p>12:02:09</text:p>
          </table:table-cell>
          <table:table-cell office:value-type="float" office:value="57.5" table:style-name="ce1">
            <text:p>5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2H2M39.000S" table:style-name="ce9">
            <text:p>12:02:39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2H3M9.000S" table:style-name="ce9">
            <text:p>12:03:09</text:p>
          </table:table-cell>
          <table:table-cell office:value-type="float" office:value="58.1" table:style-name="ce1">
            <text:p>5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2H3M39.000S" table:style-name="ce9">
            <text:p>12:03:39</text:p>
          </table:table-cell>
          <table:table-cell office:value-type="float" office:value="58.1" table:style-name="ce1">
            <text:p>5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2H4M9.000S" table:style-name="ce9">
            <text:p>12:04:09</text:p>
          </table:table-cell>
          <table:table-cell office:value-type="float" office:value="58.2" table:style-name="ce1">
            <text:p>58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2H4M39.000S" table:style-name="ce9">
            <text:p>12:04:39</text:p>
          </table:table-cell>
          <table:table-cell office:value-type="float" office:value="58.2" table:style-name="ce1">
            <text:p>58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2H5M9.000S" table:style-name="ce9">
            <text:p>12:05:09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7.971428571428575" table:formula="msoxl:=AVERAGE(B2:B8)" table:style-name="ce8">
            <text:p>58.0</text:p>
          </table:table-cell>
          <table:table-cell office:value-type="float" office:value="0" table:formula="msoxl:=AVERAGE(C2:C8)" table:style-name="ce8">
            <text:p>0.0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office:value-type="float" office:value="0" table:formula="msoxl:=AVERAGE(F2:F8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0701964373822648E-3" table:formula="msoxl:=IF(B10=0,0,MAX(SUMPRODUCT(B2:B8,B2:B8)/SUM(B2:B8)-B10,0))" table:style-name="ce8">
            <text:p>0.0</text:p>
          </table:table-cell>
          <table:table-cell office:value-type="float" office:value="0" table:formula="msoxl:=IF(C10=0,0,MAX(SUMPRODUCT(C2:C8,C2:C8)/SUM(C2:C8)-C10,0))" table:style-name="ce8">
            <text:p>0.0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office:value-type="float" office:value="0" table:formula="msoxl:=IF(F10=0,0,MAX(SUMPRODUCT(F2:F8,F2:F8)/SUM(F2:F8)-F10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22750123213404549" table:formula="msoxl:=ABS(MAX(B2:B8)-B10-B11)" table:style-name="ce8">
            <text:p>0.2</text:p>
          </table:table-cell>
          <table:table-cell office:value-type="float" office:value="0" table:formula="msoxl:=ABS(MAX(C2:C8)-C10-C11)" table:style-name="ce8">
            <text:p>0.0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office:value-type="float" office:value="0" table:formula="msoxl:=ABS(MAX(F2:F8)-F10-F11)" table:style-name="ce8">
            <text:p>0.0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  <table:table table:name="MEM" table:style-name="ta1">
        <table:shapes>
          <draw:frame draw:z-index="1" draw:id="id17" draw:style-name="a17" draw:name="Chart 1" svg:x="0.66667in" svg:y="1.88889in" svg:width="13.06944in" svg:height="5.41667in" style:rel-width="scale" style:rel-height="scale">
            <draw:object xlink:href="Object 18/" xlink:type="simple" xlink:show="embed" xlink:actuate="onLoad"/>
            <svg:title/>
            <svg:desc/>
          </draw:frame>
          <draw:frame draw:z-index="2" draw:id="id18" draw:style-name="a18" draw:name="Chart 2" svg:x="0.66667in" svg:y="7.31944in" svg:width="13.06944in" svg:height="5.41667in" style:rel-width="scale" style:rel-height="scale">
            <draw:object xlink:href="Object 19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5812H2M9.000S" table:style-name="ce9">
            <text:p>12:02:0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17.5" table:style-name="ce1">
            <text:p>4517.5</text:p>
          </table:table-cell>
          <table:table-cell office:value-type="float" office:value="3804.4" table:style-name="ce1">
            <text:p>3804.4</text:p>
          </table:table-cell>
          <table:table-cell office:value-type="float" office:value="713.2" table:style-name="ce1">
            <text:p>713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9.1" table:style-name="ce1">
            <text:p>699.1</text:p>
          </table:table-cell>
          <table:table-cell office:value-type="float" office:value="2073.4" table:style-name="ce1">
            <text:p>2073.4</text:p>
          </table:table-cell>
          <table:table-cell office:value-type="float" office:value="-1" table:style-name="ce1">
            <text:p>-1</text:p>
          </table:table-cell>
          <table:table-cell office:value-type="float" office:value="37.1" table:style-name="ce1">
            <text:p>37.1</text:p>
          </table:table-cell>
          <table:table-cell office:value-type="float" office:value="0" table:style-name="ce1">
            <text:p>0</text:p>
          </table:table-cell>
          <table:table-cell office:value-type="float" office:value="424.2" table:style-name="ce1">
            <text:p>424.2</text:p>
          </table:table-cell>
          <table:table-cell table:number-columns-repeated="16368"/>
        </table:table-row>
        <table:table-row table:style-name="ro1">
          <table:table-cell office:value-type="time" office:time-value="PT985812H2M39.000S" table:style-name="ce9">
            <text:p>12:02:3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75.3" table:style-name="ce1">
            <text:p>4475.3</text:p>
          </table:table-cell>
          <table:table-cell office:value-type="float" office:value="3764.2" table:style-name="ce1">
            <text:p>3764.2</text:p>
          </table:table-cell>
          <table:table-cell office:value-type="float" office:value="711.1" table:style-name="ce1">
            <text:p>711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1.3" table:style-name="ce1">
            <text:p>711.3</text:p>
          </table:table-cell>
          <table:table-cell office:value-type="float" office:value="2107" table:style-name="ce1">
            <text:p>2107</text:p>
          </table:table-cell>
          <table:table-cell office:value-type="float" office:value="-1" table:style-name="ce1">
            <text:p>-1</text:p>
          </table:table-cell>
          <table:table-cell office:value-type="float" office:value="37.4" table:style-name="ce1">
            <text:p>37.4</text:p>
          </table:table-cell>
          <table:table-cell office:value-type="float" office:value="0" table:style-name="ce1">
            <text:p>0</text:p>
          </table:table-cell>
          <table:table-cell office:value-type="float" office:value="432.6" table:style-name="ce1">
            <text:p>432.6</text:p>
          </table:table-cell>
          <table:table-cell table:number-columns-repeated="16368"/>
        </table:table-row>
        <table:table-row table:style-name="ro1">
          <table:table-cell office:value-type="time" office:time-value="PT985812H3M9.000S" table:style-name="ce9">
            <text:p>12:03:0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83.5" table:style-name="ce1">
            <text:p>4283.5</text:p>
          </table:table-cell>
          <table:table-cell office:value-type="float" office:value="3573.4" table:style-name="ce1">
            <text:p>3573.4</text:p>
          </table:table-cell>
          <table:table-cell office:value-type="float" office:value="710" table:style-name="ce1">
            <text:p>710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7.2" table:style-name="ce1">
            <text:p>747.2</text:p>
          </table:table-cell>
          <table:table-cell office:value-type="float" office:value="2266.8000000000002" table:style-name="ce1">
            <text:p>2266.8</text:p>
          </table:table-cell>
          <table:table-cell office:value-type="float" office:value="-1" table:style-name="ce1">
            <text:p>-1</text:p>
          </table:table-cell>
          <table:table-cell office:value-type="float" office:value="37.5" table:style-name="ce1">
            <text:p>37.5</text:p>
          </table:table-cell>
          <table:table-cell office:value-type="float" office:value="0" table:style-name="ce1">
            <text:p>0</text:p>
          </table:table-cell>
          <table:table-cell office:value-type="float" office:value="463" table:style-name="ce1">
            <text:p>463</text:p>
          </table:table-cell>
          <table:table-cell table:number-columns-repeated="16368"/>
        </table:table-row>
        <table:table-row table:style-name="ro1">
          <table:table-cell office:value-type="time" office:time-value="PT985812H3M39.000S" table:style-name="ce9">
            <text:p>12:03:3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79.1000000000004" table:style-name="ce1">
            <text:p>4279.1</text:p>
          </table:table-cell>
          <table:table-cell office:value-type="float" office:value="3569.6" table:style-name="ce1">
            <text:p>3569.6</text:p>
          </table:table-cell>
          <table:table-cell office:value-type="float" office:value="709.5" table:style-name="ce1">
            <text:p>709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8.3" table:style-name="ce1">
            <text:p>748.3</text:p>
          </table:table-cell>
          <table:table-cell office:value-type="float" office:value="2286.6" table:style-name="ce1">
            <text:p>2286.6</text:p>
          </table:table-cell>
          <table:table-cell office:value-type="float" office:value="-1" table:style-name="ce1">
            <text:p>-1</text:p>
          </table:table-cell>
          <table:table-cell office:value-type="float" office:value="37.5" table:style-name="ce1">
            <text:p>37.5</text:p>
          </table:table-cell>
          <table:table-cell office:value-type="float" office:value="0" table:style-name="ce1">
            <text:p>0</text:p>
          </table:table-cell>
          <table:table-cell office:value-type="float" office:value="445.8" table:style-name="ce1">
            <text:p>445.8</text:p>
          </table:table-cell>
          <table:table-cell table:number-columns-repeated="16368"/>
        </table:table-row>
        <table:table-row table:style-name="ro1">
          <table:table-cell office:value-type="time" office:time-value="PT985812H4M9.000S" table:style-name="ce9">
            <text:p>12:04:0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78.8999999999996" table:style-name="ce1">
            <text:p>4278.9</text:p>
          </table:table-cell>
          <table:table-cell office:value-type="float" office:value="3569.2" table:style-name="ce1">
            <text:p>3569.2</text:p>
          </table:table-cell>
          <table:table-cell office:value-type="float" office:value="709.7" table:style-name="ce1">
            <text:p>709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9.7" table:style-name="ce1">
            <text:p>749.7</text:p>
          </table:table-cell>
          <table:table-cell office:value-type="float" office:value="2287.1999999999998" table:style-name="ce1">
            <text:p>2287.2</text:p>
          </table:table-cell>
          <table:table-cell office:value-type="float" office:value="-1" table:style-name="ce1">
            <text:p>-1</text:p>
          </table:table-cell>
          <table:table-cell office:value-type="float" office:value="37.6" table:style-name="ce1">
            <text:p>37.6</text:p>
          </table:table-cell>
          <table:table-cell office:value-type="float" office:value="0" table:style-name="ce1">
            <text:p>0</text:p>
          </table:table-cell>
          <table:table-cell office:value-type="float" office:value="447.3" table:style-name="ce1">
            <text:p>447.3</text:p>
          </table:table-cell>
          <table:table-cell table:number-columns-repeated="16368"/>
        </table:table-row>
        <table:table-row table:style-name="ro1">
          <table:table-cell office:value-type="time" office:time-value="PT985812H4M39.000S" table:style-name="ce9">
            <text:p>12:04:3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76.7" table:style-name="ce1">
            <text:p>4276.7</text:p>
          </table:table-cell>
          <table:table-cell office:value-type="float" office:value="3567.1" table:style-name="ce1">
            <text:p>3567.1</text:p>
          </table:table-cell>
          <table:table-cell office:value-type="float" office:value="709.5" table:style-name="ce1">
            <text:p>709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0.9" table:style-name="ce1">
            <text:p>750.9</text:p>
          </table:table-cell>
          <table:table-cell office:value-type="float" office:value="2288.1" table:style-name="ce1">
            <text:p>2288.1</text:p>
          </table:table-cell>
          <table:table-cell office:value-type="float" office:value="-1" table:style-name="ce1">
            <text:p>-1</text:p>
          </table:table-cell>
          <table:table-cell office:value-type="float" office:value="37.6" table:style-name="ce1">
            <text:p>37.6</text:p>
          </table:table-cell>
          <table:table-cell office:value-type="float" office:value="0" table:style-name="ce1">
            <text:p>0</text:p>
          </table:table-cell>
          <table:table-cell office:value-type="float" office:value="448.4" table:style-name="ce1">
            <text:p>448.4</text:p>
          </table:table-cell>
          <table:table-cell table:number-columns-repeated="16368"/>
        </table:table-row>
        <table:table-row table:style-name="ro1">
          <table:table-cell office:value-type="time" office:time-value="PT985812H5M9.000S" table:style-name="ce9">
            <text:p>12:05:0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83.6000000000004" table:style-name="ce1">
            <text:p>4283.6</text:p>
          </table:table-cell>
          <table:table-cell office:value-type="float" office:value="3573.9" table:style-name="ce1">
            <text:p>3573.9</text:p>
          </table:table-cell>
          <table:table-cell office:value-type="float" office:value="709.7" table:style-name="ce1">
            <text:p>709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8.1" table:style-name="ce1">
            <text:p>738.1</text:p>
          </table:table-cell>
          <table:table-cell office:value-type="float" office:value="2285.1" table:style-name="ce1">
            <text:p>2285.1</text:p>
          </table:table-cell>
          <table:table-cell office:value-type="float" office:value="-1" table:style-name="ce1">
            <text:p>-1</text:p>
          </table:table-cell>
          <table:table-cell office:value-type="float" office:value="37.700000000000003" table:style-name="ce1">
            <text:p>37.7</text:p>
          </table:table-cell>
          <table:table-cell office:value-type="float" office:value="0" table:style-name="ce1">
            <text:p>0</text:p>
          </table:table-cell>
          <table:table-cell office:value-type="float" office:value="443.1" table:style-name="ce1">
            <text:p>443.1</text:p>
          </table:table-cell>
          <table:table-cell table:number-columns-repeated="16368"/>
        </table:table-row>
        <table:table-row table:number-rows-repeated="1048568" table:style-name="ro1">
          <table:table-cell table:number-columns-repeated="16384"/>
        </table:table-row>
      </table:table>
      <table:table table:name="NET" table:style-name="ta1">
        <table:shapes>
          <draw:frame draw:z-index="1" draw:id="id19" draw:style-name="a19" draw:name="Chart 1" svg:x="0.66667in" svg:y="1.88889in" svg:width="13.06944in" svg:height="5.41667in" style:rel-width="scale" style:rel-height="scale">
            <draw:object xlink:href="Object 20/" xlink:type="simple" xlink:show="embed" xlink:actuate="onLoad"/>
            <svg:title/>
            <svg:desc/>
          </draw:frame>
          <draw:frame draw:z-index="2" draw:id="id20" draw:style-name="a20" draw:name="Chart 2" svg:x="0.66667in" svg:y="7.31944in" svg:width="13.06944in" svg:height="5.41667in" style:rel-width="scale" style:rel-height="scale">
            <draw:object xlink:href="Object 21/" xlink:type="simple" xlink:show="embed" xlink:actuate="onLoad"/>
            <svg:title/>
            <svg:desc/>
          </draw:frame>
          <draw:frame draw:z-index="3" draw:id="id21" draw:style-name="a21" draw:name="Chart 3" svg:x="0.66667in" svg:y="12.75in" svg:width="13.06944in" svg:height="5.41667in" style:rel-width="scale" style:rel-height="scale">
            <draw:object xlink:href="Object 2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5812H2M9.000S" table:style-name="ce9">
            <text:p>12:02:09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5812H2M39.000S" table:style-name="ce9">
            <text:p>12:02:39</text:p>
          </table:table-cell>
          <table:table-cell office:value-type="float" office:value="3746.5" table:style-name="ce1">
            <text:p>3746.5</text:p>
          </table:table-cell>
          <table:table-cell office:value-type="float" office:value="17.2" table:style-name="ce1">
            <text:p>17.2</text:p>
          </table:table-cell>
          <table:table-cell office:value-type="float" office:value="3746.5" table:style-name="ce1">
            <text:p>3746.5</text:p>
          </table:table-cell>
          <table:table-cell office:value-type="float" office:value="208.6" table:style-name="ce1">
            <text:p>208.6</text:p>
          </table:table-cell>
          <table:table-cell office:value-type="float" office:value="7493" table:style-name="ce1">
            <text:p>7493</text:p>
          </table:table-cell>
          <table:table-cell office:value-type="float" office:value="225.79999999999998" table:style-name="ce1">
            <text:p>225.8</text:p>
          </table:table-cell>
          <table:table-cell office:value-type="float" office:value="3763.7" table:style-name="ce1">
            <text:p>3763.7</text:p>
          </table:table-cell>
          <table:table-cell office:value-type="float" office:value="-3955.1" table:style-name="ce1">
            <text:p>-3955.1</text:p>
          </table:table-cell>
          <table:table-cell table:number-columns-repeated="16375"/>
        </table:table-row>
        <table:table-row table:style-name="ro1">
          <table:table-cell office:value-type="time" office:time-value="PT985812H3M9.000S" table:style-name="ce9">
            <text:p>12:03:09</text:p>
          </table:table-cell>
          <table:table-cell office:value-type="float" office:value="2332.3000000000002" table:style-name="ce1">
            <text:p>2332.3</text:p>
          </table:table-cell>
          <table:table-cell office:value-type="float" office:value="17.7" table:style-name="ce1">
            <text:p>17.7</text:p>
          </table:table-cell>
          <table:table-cell office:value-type="float" office:value="2332.3000000000002" table:style-name="ce1">
            <text:p>2332.3</text:p>
          </table:table-cell>
          <table:table-cell office:value-type="float" office:value="914" table:style-name="ce1">
            <text:p>914</text:p>
          </table:table-cell>
          <table:table-cell office:value-type="float" office:value="4664.6000000000004" table:style-name="ce1">
            <text:p>4664.6</text:p>
          </table:table-cell>
          <table:table-cell office:value-type="float" office:value="931.7" table:style-name="ce1">
            <text:p>931.7</text:p>
          </table:table-cell>
          <table:table-cell office:value-type="float" office:value="2350" table:style-name="ce1">
            <text:p>2350</text:p>
          </table:table-cell>
          <table:table-cell office:value-type="float" office:value="-3246.3" table:style-name="ce1">
            <text:p>-3246.3</text:p>
          </table:table-cell>
          <table:table-cell table:number-columns-repeated="16375"/>
        </table:table-row>
        <table:table-row table:style-name="ro1">
          <table:table-cell office:value-type="time" office:time-value="PT985812H3M39.000S" table:style-name="ce9">
            <text:p>12:03:39</text:p>
          </table:table-cell>
          <table:table-cell office:value-type="float" office:value="4857.8" table:style-name="ce1">
            <text:p>4857.8</text:p>
          </table:table-cell>
          <table:table-cell office:value-type="float" office:value="15.8" table:style-name="ce1">
            <text:p>15.8</text:p>
          </table:table-cell>
          <table:table-cell office:value-type="float" office:value="4857.8" table:style-name="ce1">
            <text:p>4857.8</text:p>
          </table:table-cell>
          <table:table-cell office:value-type="float" office:value="497.6" table:style-name="ce1">
            <text:p>497.6</text:p>
          </table:table-cell>
          <table:table-cell office:value-type="float" office:value="9715.6" table:style-name="ce1">
            <text:p>9715.6</text:p>
          </table:table-cell>
          <table:table-cell office:value-type="float" office:value="513.4" table:style-name="ce1">
            <text:p>513.4</text:p>
          </table:table-cell>
          <table:table-cell office:value-type="float" office:value="4873.6000000000004" table:style-name="ce1">
            <text:p>4873.6</text:p>
          </table:table-cell>
          <table:table-cell office:value-type="float" office:value="-5355.4000000000005" table:style-name="ce1">
            <text:p>-5355.4</text:p>
          </table:table-cell>
          <table:table-cell table:number-columns-repeated="16375"/>
        </table:table-row>
        <table:table-row table:style-name="ro1">
          <table:table-cell office:value-type="time" office:time-value="PT985812H4M9.000S" table:style-name="ce9">
            <text:p>12:04:09</text:p>
          </table:table-cell>
          <table:table-cell office:value-type="float" office:value="1509.1" table:style-name="ce1">
            <text:p>1509.1</text:p>
          </table:table-cell>
          <table:table-cell office:value-type="float" office:value="9.1" table:style-name="ce1">
            <text:p>9.1</text:p>
          </table:table-cell>
          <table:table-cell office:value-type="float" office:value="1509.1" table:style-name="ce1">
            <text:p>1509.1</text:p>
          </table:table-cell>
          <table:table-cell office:value-type="float" office:value="63.1" table:style-name="ce1">
            <text:p>63.1</text:p>
          </table:table-cell>
          <table:table-cell office:value-type="float" office:value="3018.2" table:style-name="ce1">
            <text:p>3018.2</text:p>
          </table:table-cell>
          <table:table-cell office:value-type="float" office:value="72.2" table:style-name="ce1">
            <text:p>72.2</text:p>
          </table:table-cell>
          <table:table-cell office:value-type="float" office:value="1518.1999999999998" table:style-name="ce1">
            <text:p>1518.2</text:p>
          </table:table-cell>
          <table:table-cell office:value-type="float" office:value="-1572.1999999999998" table:style-name="ce1">
            <text:p>-1572.2</text:p>
          </table:table-cell>
          <table:table-cell table:number-columns-repeated="16375"/>
        </table:table-row>
        <table:table-row table:style-name="ro1">
          <table:table-cell office:value-type="time" office:time-value="PT985812H4M39.000S" table:style-name="ce9">
            <text:p>12:04:39</text:p>
          </table:table-cell>
          <table:table-cell office:value-type="float" office:value="3320.4" table:style-name="ce1">
            <text:p>3320.4</text:p>
          </table:table-cell>
          <table:table-cell office:value-type="float" office:value="13.6" table:style-name="ce1">
            <text:p>13.6</text:p>
          </table:table-cell>
          <table:table-cell office:value-type="float" office:value="3320.4" table:style-name="ce1">
            <text:p>3320.4</text:p>
          </table:table-cell>
          <table:table-cell office:value-type="float" office:value="245.1" table:style-name="ce1">
            <text:p>245.1</text:p>
          </table:table-cell>
          <table:table-cell office:value-type="float" office:value="6640.8" table:style-name="ce1">
            <text:p>6640.8</text:p>
          </table:table-cell>
          <table:table-cell office:value-type="float" office:value="258.7" table:style-name="ce1">
            <text:p>258.7</text:p>
          </table:table-cell>
          <table:table-cell office:value-type="float" office:value="3334" table:style-name="ce1">
            <text:p>3334</text:p>
          </table:table-cell>
          <table:table-cell office:value-type="float" office:value="-3565.5" table:style-name="ce1">
            <text:p>-3565.5</text:p>
          </table:table-cell>
          <table:table-cell table:number-columns-repeated="16375"/>
        </table:table-row>
        <table:table-row table:style-name="ro1">
          <table:table-cell office:value-type="time" office:time-value="PT985812H5M9.000S" table:style-name="ce9">
            <text:p>12:05:09</text:p>
          </table:table-cell>
          <table:table-cell office:value-type="float" office:value="6144.3" table:style-name="ce1">
            <text:p>6144.3</text:p>
          </table:table-cell>
          <table:table-cell office:value-type="float" office:value="22.1" table:style-name="ce1">
            <text:p>22.1</text:p>
          </table:table-cell>
          <table:table-cell office:value-type="float" office:value="6144.3" table:style-name="ce1">
            <text:p>6144.3</text:p>
          </table:table-cell>
          <table:table-cell office:value-type="float" office:value="458.4" table:style-name="ce1">
            <text:p>458.4</text:p>
          </table:table-cell>
          <table:table-cell office:value-type="float" office:value="12288.6" table:style-name="ce1">
            <text:p>12288.6</text:p>
          </table:table-cell>
          <table:table-cell office:value-type="float" office:value="480.5" table:style-name="ce1">
            <text:p>480.5</text:p>
          </table:table-cell>
          <table:table-cell office:value-type="float" office:value="6166.4000000000005" table:style-name="ce1">
            <text:p>6166.4</text:p>
          </table:table-cell>
          <table:table-cell office:value-type="float" office:value="-6602.7" table:style-name="ce1">
            <text:p>-6602.7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130.0571428571429" table:formula="msoxl:=AVERAGE(B2:B8)" table:style-name="ce8">
            <text:p>3130.1</text:p>
          </table:table-cell>
          <table:table-cell office:value-type="float" office:value="13.685714285714287" table:formula="msoxl:=AVERAGE(C2:C8)" table:style-name="ce8">
            <text:p>13.7</text:p>
          </table:table-cell>
          <table:table-cell office:value-type="float" office:value="3130.0571428571429" table:formula="msoxl:=AVERAGE(D2:D8)" table:style-name="ce8">
            <text:p>3130.1</text:p>
          </table:table-cell>
          <table:table-cell office:value-type="float" office:value="341" table:formula="msoxl:=AVERAGE(E2:E8)" table:style-name="ce8">
            <text:p>341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166.0290919902354" table:formula="msoxl:=IF(B10=0,0,MAX(SUMPRODUCT(B2:B8,B2:B8)/SUM(B2:B8)-B10,0))" table:style-name="ce8">
            <text:p>1166.0</text:p>
          </table:table-cell>
          <table:table-cell office:value-type="float" office:value="3.1727408291082568" table:formula="msoxl:=IF(C10=0,0,MAX(SUMPRODUCT(C2:C8,C2:C8)/SUM(C2:C8)-C10,0))" table:style-name="ce8">
            <text:p>3.2</text:p>
          </table:table-cell>
          <table:table-cell office:value-type="float" office:value="1166.0290919902354" table:formula="msoxl:=IF(D10=0,0,MAX(SUMPRODUCT(D2:D8,D2:D8)/SUM(D2:D8)-D10,0))" table:style-name="ce8">
            <text:p>1166.0</text:p>
          </table:table-cell>
          <table:table-cell office:value-type="float" office:value="245.80433179723514" table:formula="msoxl:=IF(E10=0,0,MAX(SUMPRODUCT(E2:E8,E2:E8)/SUM(E2:E8)-E10,0))" table:style-name="ce8">
            <text:p>245.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848.2137651526218" table:formula="msoxl:=ABS(MAX(B2:B8)-B10-B11)" table:style-name="ce8">
            <text:p>1848.2</text:p>
          </table:table-cell>
          <table:table-cell office:value-type="float" office:value="5.2415448851774578" table:formula="msoxl:=ABS(MAX(C2:C8)-C10-C11)" table:style-name="ce8">
            <text:p>5.2</text:p>
          </table:table-cell>
          <table:table-cell office:value-type="float" office:value="1848.2137651526218" table:formula="msoxl:=ABS(MAX(D2:D8)-D10-D11)" table:style-name="ce8">
            <text:p>1848.2</text:p>
          </table:table-cell>
          <table:table-cell office:value-type="float" office:value="327.19566820276486" table:formula="msoxl:=ABS(MAX(E2:E8)-E10-E11)" table:style-name="ce8">
            <text:p>327.2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NETPACKET" table:style-name="ta1">
        <table:shapes>
          <draw:frame draw:z-index="1" draw:id="id22" draw:style-name="a22" draw:name="Chart 1" svg:x="0.66667in" svg:y="1.88889in" svg:width="13.06944in" svg:height="5.41667in" style:rel-width="scale" style:rel-height="scale">
            <draw:object xlink:href="Object 23/" xlink:type="simple" xlink:show="embed" xlink:actuate="onLoad"/>
            <svg:title/>
            <svg:desc/>
          </draw:frame>
          <draw:frame draw:z-index="2" draw:id="id23" draw:style-name="a23" draw:name="Chart 2" svg:x="0.66667in" svg:y="7.31944in" svg:width="13.06944in" svg:height="5.41667in" style:rel-width="scale" style:rel-height="scale">
            <draw:object xlink:href="Object 24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5812H2M9.000S" table:style-name="ce9">
            <text:p>12:02:09</text:p>
          </table:table-cell>
          <table:table-cell office:value-type="float" office:value="0" table:style-name="ce1">
            <text:p>0</text:p>
          </table:table-cell>
          <table:table-cell office:value-type="float" office:value="6.1" table:style-name="ce1">
            <text:p>6.1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table:number-columns-repeated="16379"/>
        </table:table-row>
        <table:table-row table:style-name="ro1">
          <table:table-cell office:value-type="time" office:time-value="PT985812H2M39.000S" table:style-name="ce9">
            <text:p>12:02:39</text:p>
          </table:table-cell>
          <table:table-cell office:value-type="float" office:value="12068.9" table:style-name="ce1">
            <text:p>12068.9</text:p>
          </table:table-cell>
          <table:table-cell office:value-type="float" office:value="86.6" table:style-name="ce1">
            <text:p>86.6</text:p>
          </table:table-cell>
          <table:table-cell office:value-type="float" office:value="12068.9" table:style-name="ce1">
            <text:p>12068.9</text:p>
          </table:table-cell>
          <table:table-cell office:value-type="float" office:value="185.2" table:style-name="ce1">
            <text:p>185.2</text:p>
          </table:table-cell>
          <table:table-cell table:number-columns-repeated="16379"/>
        </table:table-row>
        <table:table-row table:style-name="ro1">
          <table:table-cell office:value-type="time" office:time-value="PT985812H3M9.000S" table:style-name="ce9">
            <text:p>12:03:09</text:p>
          </table:table-cell>
          <table:table-cell office:value-type="float" office:value="7948.2" table:style-name="ce1">
            <text:p>7948.2</text:p>
          </table:table-cell>
          <table:table-cell office:value-type="float" office:value="240.3" table:style-name="ce1">
            <text:p>240.3</text:p>
          </table:table-cell>
          <table:table-cell office:value-type="float" office:value="7948.2" table:style-name="ce1">
            <text:p>7948.2</text:p>
          </table:table-cell>
          <table:table-cell office:value-type="float" office:value="668.2" table:style-name="ce1">
            <text:p>668.2</text:p>
          </table:table-cell>
          <table:table-cell table:number-columns-repeated="16379"/>
        </table:table-row>
        <table:table-row table:style-name="ro1">
          <table:table-cell office:value-type="time" office:time-value="PT985812H3M39.000S" table:style-name="ce9">
            <text:p>12:03:39</text:p>
          </table:table-cell>
          <table:table-cell office:value-type="float" office:value="16132.2" table:style-name="ce1">
            <text:p>16132.2</text:p>
          </table:table-cell>
          <table:table-cell office:value-type="float" office:value="146.69999999999999" table:style-name="ce1">
            <text:p>146.7</text:p>
          </table:table-cell>
          <table:table-cell office:value-type="float" office:value="16132.2" table:style-name="ce1">
            <text:p>16132.2</text:p>
          </table:table-cell>
          <table:table-cell office:value-type="float" office:value="374.5" table:style-name="ce1">
            <text:p>374.5</text:p>
          </table:table-cell>
          <table:table-cell table:number-columns-repeated="16379"/>
        </table:table-row>
        <table:table-row table:style-name="ro1">
          <table:table-cell office:value-type="time" office:time-value="PT985812H4M9.000S" table:style-name="ce9">
            <text:p>12:04:09</text:p>
          </table:table-cell>
          <table:table-cell office:value-type="float" office:value="4994.6000000000004" table:style-name="ce1">
            <text:p>4994.6</text:p>
          </table:table-cell>
          <table:table-cell office:value-type="float" office:value="44.3" table:style-name="ce1">
            <text:p>44.3</text:p>
          </table:table-cell>
          <table:table-cell office:value-type="float" office:value="4994.6000000000004" table:style-name="ce1">
            <text:p>4994.6</text:p>
          </table:table-cell>
          <table:table-cell office:value-type="float" office:value="66.900000000000006" table:style-name="ce1">
            <text:p>66.9</text:p>
          </table:table-cell>
          <table:table-cell table:number-columns-repeated="16379"/>
        </table:table-row>
        <table:table-row table:style-name="ro1">
          <table:table-cell office:value-type="time" office:time-value="PT985812H4M39.000S" table:style-name="ce9">
            <text:p>12:04:39</text:p>
          </table:table-cell>
          <table:table-cell office:value-type="float" office:value="11085.5" table:style-name="ce1">
            <text:p>11085.5</text:p>
          </table:table-cell>
          <table:table-cell office:value-type="float" office:value="87.8" table:style-name="ce1">
            <text:p>87.8</text:p>
          </table:table-cell>
          <table:table-cell office:value-type="float" office:value="11085.5" table:style-name="ce1">
            <text:p>11085.5</text:p>
          </table:table-cell>
          <table:table-cell office:value-type="float" office:value="201.8" table:style-name="ce1">
            <text:p>201.8</text:p>
          </table:table-cell>
          <table:table-cell table:number-columns-repeated="16379"/>
        </table:table-row>
        <table:table-row table:style-name="ro1">
          <table:table-cell office:value-type="time" office:time-value="PT985812H5M9.000S" table:style-name="ce9">
            <text:p>12:05:09</text:p>
          </table:table-cell>
          <table:table-cell office:value-type="float" office:value="20291.2" table:style-name="ce1">
            <text:p>20291.2</text:p>
          </table:table-cell>
          <table:table-cell office:value-type="float" office:value="152.9" table:style-name="ce1">
            <text:p>152.9</text:p>
          </table:table-cell>
          <table:table-cell office:value-type="float" office:value="20291.2" table:style-name="ce1">
            <text:p>20291.2</text:p>
          </table:table-cell>
          <table:table-cell office:value-type="float" office:value="365.8" table:style-name="ce1">
            <text:p>365.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0360.085714285715" table:formula="msoxl:=AVERAGE(B2:B8)" table:style-name="ce8">
            <text:p>10360.1</text:p>
          </table:table-cell>
          <table:table-cell office:value-type="float" office:value="109.24285714285713" table:formula="msoxl:=AVERAGE(C2:C8)" table:style-name="ce8">
            <text:p>109.2</text:p>
          </table:table-cell>
          <table:table-cell office:value-type="float" office:value="10360.085714285715" table:formula="msoxl:=AVERAGE(D2:D8)" table:style-name="ce8">
            <text:p>10360.1</text:p>
          </table:table-cell>
          <table:table-cell office:value-type="float" office:value="266.25714285714287" table:formula="msoxl:=AVERAGE(E2:E8)" table:style-name="ce8">
            <text:p>266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824.1218645263743" table:formula="msoxl:=IF(B10=0,0,MAX(SUMPRODUCT(B2:B8,B2:B8)/SUM(B2:B8)-B10,0))" table:style-name="ce8">
            <text:p>3824.1</text:p>
          </table:table-cell>
          <table:table-cell office:value-type="float" office:value="47.487220011582536" table:formula="msoxl:=IF(C10=0,0,MAX(SUMPRODUCT(C2:C8,C2:C8)/SUM(C2:C8)-C10,0))" table:style-name="ce8">
            <text:p>47.5</text:p>
          </table:table-cell>
          <table:table-cell office:value-type="float" office:value="3824.1218645263743" table:formula="msoxl:=IF(D10=0,0,MAX(SUMPRODUCT(D2:D8,D2:D8)/SUM(D2:D8)-D10,0))" table:style-name="ce8">
            <text:p>3824.1</text:p>
          </table:table-cell>
          <table:table-cell office:value-type="float" office:value="163.00081400518138" table:formula="msoxl:=IF(E10=0,0,MAX(SUMPRODUCT(E2:E8,E2:E8)/SUM(E2:E8)-E10,0))" table:style-name="ce8">
            <text:p>163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6106.9924211879115" table:formula="msoxl:=ABS(MAX(B2:B8)-B10-B11)" table:style-name="ce8">
            <text:p>6107.0</text:p>
          </table:table-cell>
          <table:table-cell office:value-type="float" office:value="83.569922845560342" table:formula="msoxl:=ABS(MAX(C2:C8)-C10-C11)" table:style-name="ce8">
            <text:p>83.6</text:p>
          </table:table-cell>
          <table:table-cell office:value-type="float" office:value="6106.9924211879115" table:formula="msoxl:=ABS(MAX(D2:D8)-D10-D11)" table:style-name="ce8">
            <text:p>6107.0</text:p>
          </table:table-cell>
          <table:table-cell office:value-type="float" office:value="238.9420431376758" table:formula="msoxl:=ABS(MAX(E2:E8)-E10-E11)" table:style-name="ce8">
            <text:p>238.9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PROC" table:style-name="ta1">
        <table:shapes>
          <draw:frame draw:z-index="1" draw:id="id24" draw:style-name="a24" draw:name="Chart 1" svg:x="0.66667in" svg:y="1.88889in" svg:width="13.06944in" svg:height="5.41667in" style:rel-width="scale" style:rel-height="scale">
            <draw:object xlink:href="Object 25/" xlink:type="simple" xlink:show="embed" xlink:actuate="onLoad"/>
            <svg:title/>
            <svg:desc/>
          </draw:frame>
          <draw:frame draw:z-index="2" draw:id="id25" draw:style-name="a25" draw:name="Chart 2" svg:x="0.66667in" svg:y="7.31944in" svg:width="13.06944in" svg:height="5.41667in" style:rel-width="scale" style:rel-height="scale">
            <draw:object xlink:href="Object 26/" xlink:type="simple" xlink:show="embed" xlink:actuate="onLoad"/>
            <svg:title/>
            <svg:desc/>
          </draw:frame>
          <draw:frame draw:z-index="3" draw:id="id26" draw:style-name="a26" draw:name="Chart 3" svg:x="0.66667in" svg:y="12.75in" svg:width="13.06944in" svg:height="5.41667in" style:rel-width="scale" style:rel-height="scale">
            <draw:object xlink:href="Object 27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5812H2M9.000S" table:style-name="ce9">
            <text:p>12:02:09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2H2M39.000S" table:style-name="ce9">
            <text:p>12:02:39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15048.6" table:style-name="ce1">
            <text:p>15048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8" table:style-name="ce1">
            <text:p>3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2H3M9.000S" table:style-name="ce9">
            <text:p>12:03:09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0113.9" table:style-name="ce1">
            <text:p>10113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.1" table:style-name="ce1">
            <text:p>9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2H3M39.000S" table:style-name="ce9">
            <text:p>12:03:39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8823" table:style-name="ce1">
            <text:p>1882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.9" table:style-name="ce1">
            <text:p>6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2H4M9.000S" table:style-name="ce9">
            <text:p>12:04:09</text:p>
          </table:table-cell>
          <table:table-cell office:value-type="float" office:value="12" table:style-name="ce1">
            <text:p>12</text:p>
          </table:table-cell>
          <table:table-cell office:value-type="float" office:value="-1" table:style-name="ce1">
            <text:p>-1</text:p>
          </table:table-cell>
          <table:table-cell office:value-type="float" office:value="5896.4" table:style-name="ce1">
            <text:p>5896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2H4M39.000S" table:style-name="ce9">
            <text:p>12:04:39</text:p>
          </table:table-cell>
          <table:table-cell office:value-type="float" office:value="14" table:style-name="ce1">
            <text:p>14</text:p>
          </table:table-cell>
          <table:table-cell office:value-type="float" office:value="-1" table:style-name="ce1">
            <text:p>-1</text:p>
          </table:table-cell>
          <table:table-cell office:value-type="float" office:value="12583.8" table:style-name="ce1">
            <text:p>12583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9" table:style-name="ce1">
            <text:p>0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2H5M9.000S" table:style-name="ce9">
            <text:p>12:05:09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22666" table:style-name="ce1">
            <text:p>2266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8" table:style-name="ro1">
          <table:table-cell table:number-columns-repeated="16384"/>
        </table:table-row>
      </table:table>
      <table:table table:name="VM" table:style-name="ta1">
        <table:shapes>
          <draw:frame draw:z-index="1" draw:id="id27" draw:style-name="a27" draw:name="Chart 1" svg:x="0.66667in" svg:y="1.88889in" svg:width="13.06944in" svg:height="5.41667in" style:rel-width="scale" style:rel-height="scale">
            <draw:object xlink:href="Object 28/" xlink:type="simple" xlink:show="embed" xlink:actuate="onLoad"/>
            <svg:title/>
            <svg:desc/>
          </draw:frame>
          <draw:frame draw:z-index="2" draw:id="id28" draw:style-name="a28" draw:name="Chart 2" svg:x="0.66667in" svg:y="7.31944in" svg:width="13.06944in" svg:height="5.41667in" style:rel-width="scale" style:rel-height="scale">
            <draw:object xlink:href="Object 29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5812H2M9.000S" table:style-name="ce9">
            <text:p>12:02:0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58" table:style-name="ce1">
            <text:p>55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50" table:style-name="ce1">
            <text:p>550</text:p>
          </table:table-cell>
          <table:table-cell office:value-type="float" office:value="-1" table:style-name="ce1">
            <text:p>-1</text:p>
          </table:table-cell>
          <table:table-cell office:value-type="float" office:value="738" table:style-name="ce1">
            <text:p>738</text:p>
          </table:table-cell>
          <table:table-cell office:value-type="float" office:value="423" table:style-name="ce1">
            <text:p>423</text:p>
          </table:table-cell>
          <table:table-cell office:value-type="float" office:value="-1" table:style-name="ce1">
            <text:p>-1</text:p>
          </table:table-cell>
          <table:table-cell office:value-type="float" office:value="188455" table:style-name="ce1">
            <text:p>18845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06" table:style-name="ce1">
            <text:p>20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" table:style-name="ce1">
            <text:p>4</text:p>
          </table:table-cell>
          <table:table-cell table:number-columns-repeated="16346"/>
        </table:table-row>
        <table:table-row table:style-name="ro1">
          <table:table-cell office:value-type="time" office:time-value="PT985812H2M39.000S" table:style-name="ce9">
            <text:p>12:02:3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22" table:style-name="ce1">
            <text:p>72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float" office:value="0" table:style-name="ce1">
            <text:p>0</text:p>
          </table:table-cell>
          <table:table-cell office:value-type="float" office:value="-155" table:style-name="ce1">
            <text:p>-15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-188456" table:style-name="ce1">
            <text:p>-1884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46"/>
        </table:table-row>
        <table:table-row table:style-name="ro1">
          <table:table-cell office:value-type="time" office:time-value="PT985812H3M9.000S" table:style-name="ce9">
            <text:p>12:03:0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93" table:style-name="ce1">
            <text:p>49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12" table:style-name="ce1">
            <text:p>-512</text:p>
          </table:table-cell>
          <table:table-cell office:value-type="float" office:value="0" table:style-name="ce1">
            <text:p>0</text:p>
          </table:table-cell>
          <table:table-cell office:value-type="float" office:value="243" table:style-name="ce1">
            <text:p>2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6"/>
        </table:table-row>
        <table:table-row table:style-name="ro1">
          <table:table-cell office:value-type="time" office:time-value="PT985812H3M39.000S" table:style-name="ce9">
            <text:p>12:03:3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4" table:style-name="ce1">
            <text:p>9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35" table:style-name="ce1">
            <text:p>735</text:p>
          </table:table-cell>
          <table:table-cell office:value-type="float" office:value="0" table:style-name="ce1">
            <text:p>0</text:p>
          </table:table-cell>
          <table:table-cell office:value-type="float" office:value="699" table:style-name="ce1">
            <text:p>6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46"/>
        </table:table-row>
        <table:table-row table:style-name="ro1">
          <table:table-cell office:value-type="time" office:time-value="PT985812H4M9.000S" table:style-name="ce9">
            <text:p>12:04:0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73" table:style-name="ce1">
            <text:p>47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261" table:style-name="ce1">
            <text:p>2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table:number-columns-repeated="16346"/>
        </table:table-row>
        <table:table-row table:style-name="ro1">
          <table:table-cell office:value-type="time" office:time-value="PT985812H4M39.000S" table:style-name="ce9">
            <text:p>12:04:3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60" table:style-name="ce1">
            <text:p>76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437" table:style-name="ce1">
            <text:p>4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table:number-columns-repeated="16346"/>
        </table:table-row>
        <table:table-row table:style-name="ro1">
          <table:table-cell office:value-type="time" office:time-value="PT985812H5M9.000S" table:style-name="ce9">
            <text:p>12:05:0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02" table:style-name="ce1">
            <text:p>40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07" table:style-name="ce1">
            <text:p>-807</text:p>
          </table:table-cell>
          <table:table-cell office:value-type="float" office:value="0" table:style-name="ce1">
            <text:p>0</text:p>
          </table:table-cell>
          <table:table-cell office:value-type="float" office:value="218" table:style-name="ce1">
            <text:p>2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46"/>
        </table:table-row>
        <table:table-row table:number-rows-repeated="1048568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2H2M9.000S" table:style-name="ce9">
            <text:p>12:02:09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2H2M9.000S" table:style-name="ce10">
            <text:p>12: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2H2M39.000S" table:style-name="ce9">
            <text:p>12:02:39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2H2M39.000S" table:style-name="ce10">
            <text:p>12: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2H3M9.000S" table:style-name="ce9">
            <text:p>12:03:09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2H3M9.000S" table:style-name="ce10">
            <text:p>12: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2H3M39.000S" table:style-name="ce9">
            <text:p>12:03:39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2H3M39.000S" table:style-name="ce10">
            <text:p>12: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2H4M9.000S" table:style-name="ce9">
            <text:p>12:04:09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2H4M9.000S" table:style-name="ce10">
            <text:p>12: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2H4M39.000S" table:style-name="ce9">
            <text:p>12:04:39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2H4M39.000S" table:style-name="ce10">
            <text:p>12: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2H5M9.000S" table:style-name="ce9">
            <text:p>12:05:09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2H5M9.000S" table:style-name="ce10">
            <text:p>12:05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CPU01" table:style-name="ta1">
        <table:shapes>
          <draw:frame draw:z-index="1" draw:id="id29" draw:style-name="a29" draw:name="Chart 1" svg:x="0.66667in" svg:y="1.88889in" svg:width="13.06944in" svg:height="5.41667in" style:rel-width="scale" style:rel-height="scale">
            <draw:object xlink:href="Object 30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812H2M9.000S" table:style-name="ce9">
            <text:p>12:02:09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89.8" table:style-name="ce1">
            <text:p>89.8</text:p>
          </table:table-cell>
          <table:table-cell office:value-type="float" office:value="9.1999999999999993" table:style-name="ce1">
            <text:p>9.2</text:p>
          </table:table-cell>
          <table:table-cell table:number-columns-repeated="16378"/>
        </table:table-row>
        <table:table-row table:style-name="ro1">
          <table:table-cell office:value-type="time" office:time-value="PT985812H2M39.000S" table:style-name="ce9">
            <text:p>12:02:39</text:p>
          </table:table-cell>
          <table:table-cell office:value-type="float" office:value="46.1" table:style-name="ce1">
            <text:p>46.1</text:p>
          </table:table-cell>
          <table:table-cell office:value-type="float" office:value="7.8" table:style-name="ce1">
            <text:p>7.8</text:p>
          </table:table-cell>
          <table:table-cell office:value-type="float" office:value="0.8" table:style-name="ce1">
            <text:p>0.8</text:p>
          </table:table-cell>
          <table:table-cell office:value-type="float" office:value="45.3" table:style-name="ce1">
            <text:p>45.3</text:p>
          </table:table-cell>
          <table:table-cell office:value-type="float" office:value="53.9" table:style-name="ce1">
            <text:p>53.9</text:p>
          </table:table-cell>
          <table:table-cell table:number-columns-repeated="16378"/>
        </table:table-row>
        <table:table-row table:style-name="ro1">
          <table:table-cell office:value-type="time" office:time-value="PT985812H3M9.000S" table:style-name="ce9">
            <text:p>12:03:09</text:p>
          </table:table-cell>
          <table:table-cell office:value-type="float" office:value="77.2" table:style-name="ce1">
            <text:p>77.2</text:p>
          </table:table-cell>
          <table:table-cell office:value-type="float" office:value="6.6" table:style-name="ce1">
            <text:p>6.6</text:p>
          </table:table-cell>
          <table:table-cell office:value-type="float" office:value="0" table:style-name="ce1">
            <text:p>0</text:p>
          </table:table-cell>
          <table:table-cell office:value-type="float" office:value="16.2" table:style-name="ce1">
            <text:p>16.2</text:p>
          </table:table-cell>
          <table:table-cell office:value-type="float" office:value="83.8" table:style-name="ce1">
            <text:p>83.8</text:p>
          </table:table-cell>
          <table:table-cell table:number-columns-repeated="16378"/>
        </table:table-row>
        <table:table-row table:style-name="ro1">
          <table:table-cell office:value-type="time" office:time-value="PT985812H3M39.000S" table:style-name="ce9">
            <text:p>12:03:39</text:p>
          </table:table-cell>
          <table:table-cell office:value-type="float" office:value="54" table:style-name="ce1">
            <text:p>54</text:p>
          </table:table-cell>
          <table:table-cell office:value-type="float" office:value="19.8" table:style-name="ce1">
            <text:p>19.8</text:p>
          </table:table-cell>
          <table:table-cell office:value-type="float" office:value="0.6" table:style-name="ce1">
            <text:p>0.6</text:p>
          </table:table-cell>
          <table:table-cell office:value-type="float" office:value="25.6" table:style-name="ce1">
            <text:p>25.6</text:p>
          </table:table-cell>
          <table:table-cell office:value-type="float" office:value="73.8" table:style-name="ce1">
            <text:p>73.8</text:p>
          </table:table-cell>
          <table:table-cell table:number-columns-repeated="16378"/>
        </table:table-row>
        <table:table-row table:style-name="ro1">
          <table:table-cell office:value-type="time" office:time-value="PT985812H4M9.000S" table:style-name="ce9">
            <text:p>12:04:09</text:p>
          </table:table-cell>
          <table:table-cell office:value-type="float" office:value="12.4" table:style-name="ce1">
            <text:p>12.4</text:p>
          </table:table-cell>
          <table:table-cell office:value-type="float" office:value="31.2" table:style-name="ce1">
            <text:p>31.2</text:p>
          </table:table-cell>
          <table:table-cell office:value-type="float" office:value="0" table:style-name="ce1">
            <text:p>0</text:p>
          </table:table-cell>
          <table:table-cell office:value-type="float" office:value="56.3" table:style-name="ce1">
            <text:p>56.3</text:p>
          </table:table-cell>
          <table:table-cell office:value-type="float" office:value="43.6" table:style-name="ce1">
            <text:p>43.6</text:p>
          </table:table-cell>
          <table:table-cell table:number-columns-repeated="16378"/>
        </table:table-row>
        <table:table-row table:style-name="ro1">
          <table:table-cell office:value-type="time" office:time-value="PT985812H4M39.000S" table:style-name="ce9">
            <text:p>12:04:39</text:p>
          </table:table-cell>
          <table:table-cell office:value-type="float" office:value="32.5" table:style-name="ce1">
            <text:p>32.5</text:p>
          </table:table-cell>
          <table:table-cell office:value-type="float" office:value="23.4" table:style-name="ce1">
            <text:p>23.4</text:p>
          </table:table-cell>
          <table:table-cell office:value-type="float" office:value="0.3" table:style-name="ce1">
            <text:p>0.3</text:p>
          </table:table-cell>
          <table:table-cell office:value-type="float" office:value="43.8" table:style-name="ce1">
            <text:p>43.8</text:p>
          </table:table-cell>
          <table:table-cell office:value-type="float" office:value="55.9" table:style-name="ce1">
            <text:p>55.9</text:p>
          </table:table-cell>
          <table:table-cell table:number-columns-repeated="16378"/>
        </table:table-row>
        <table:table-row table:style-name="ro1">
          <table:table-cell office:value-type="time" office:time-value="PT985812H5M9.000S" table:style-name="ce9">
            <text:p>12:05:09</text:p>
          </table:table-cell>
          <table:table-cell office:value-type="float" office:value="53.7" table:style-name="ce1">
            <text:p>53.7</text:p>
          </table:table-cell>
          <table:table-cell office:value-type="float" office:value="14.6" table:style-name="ce1">
            <text:p>14.6</text:p>
          </table:table-cell>
          <table:table-cell office:value-type="float" office:value="0" table:style-name="ce1">
            <text:p>0</text:p>
          </table:table-cell>
          <table:table-cell office:value-type="float" office:value="31.7" table:style-name="ce1">
            <text:p>31.7</text:p>
          </table:table-cell>
          <table:table-cell office:value-type="float" office:value="68.3" table:style-name="ce1">
            <text:p>68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0.585714285714289" table:style-name="ce1">
            <text:p>40.58571429</text:p>
          </table:table-cell>
          <table:table-cell office:value-type="float" office:value="14.914285714285715" table:style-name="ce1">
            <text:p>14.91428571</text:p>
          </table:table-cell>
          <table:table-cell office:value-type="float" office:value="0.39999999999999997" table:style-name="ce1">
            <text:p>0.4</text:p>
          </table:table-cell>
          <table:table-cell office:value-type="float" office:value="44.1" table:style-name="ce1">
            <text:p>44.1</text:p>
          </table:table-cell>
          <table:table-cell office:value-type="float" office:value="55.5" table:style-name="ce1">
            <text:p>55.5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2" table:style-name="ta1">
        <table:shapes>
          <draw:frame draw:z-index="1" draw:id="id30" draw:style-name="a30" draw:name="Chart 1" svg:x="0.66667in" svg:y="1.88889in" svg:width="13.06944in" svg:height="5.41667in" style:rel-width="scale" style:rel-height="scale">
            <draw:object xlink:href="Object 31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812H2M9.000S" table:style-name="ce9">
            <text:p>12:02:09</text:p>
          </table:table-cell>
          <table:table-cell office:value-type="float" office:value="10" table:style-name="ce1">
            <text:p>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5" table:style-name="ce1">
            <text:p>1.5</text:p>
          </table:table-cell>
          <table:table-cell office:value-type="float" office:value="87.4" table:style-name="ce1">
            <text:p>87.4</text:p>
          </table:table-cell>
          <table:table-cell office:value-type="float" office:value="11.1" table:style-name="ce1">
            <text:p>11.1</text:p>
          </table:table-cell>
          <table:table-cell table:number-columns-repeated="16378"/>
        </table:table-row>
        <table:table-row table:style-name="ro1">
          <table:table-cell office:value-type="time" office:time-value="PT985812H2M39.000S" table:style-name="ce9">
            <text:p>12:02:39</text:p>
          </table:table-cell>
          <table:table-cell office:value-type="float" office:value="49.8" table:style-name="ce1">
            <text:p>49.8</text:p>
          </table:table-cell>
          <table:table-cell office:value-type="float" office:value="5.3" table:style-name="ce1">
            <text:p>5.3</text:p>
          </table:table-cell>
          <table:table-cell office:value-type="float" office:value="1.2" table:style-name="ce1">
            <text:p>1.2</text:p>
          </table:table-cell>
          <table:table-cell office:value-type="float" office:value="43.7" table:style-name="ce1">
            <text:p>43.7</text:p>
          </table:table-cell>
          <table:table-cell office:value-type="float" office:value="55.099999999999994" table:style-name="ce1">
            <text:p>55.1</text:p>
          </table:table-cell>
          <table:table-cell table:number-columns-repeated="16378"/>
        </table:table-row>
        <table:table-row table:style-name="ro1">
          <table:table-cell office:value-type="time" office:time-value="PT985812H3M9.000S" table:style-name="ce9">
            <text:p>12:03:09</text:p>
          </table:table-cell>
          <table:table-cell office:value-type="float" office:value="88.4" table:style-name="ce1">
            <text:p>88.4</text:p>
          </table:table-cell>
          <table:table-cell office:value-type="float" office:value="6.4" table:style-name="ce1">
            <text:p>6.4</text:p>
          </table:table-cell>
          <table:table-cell office:value-type="float" office:value="0" table:style-name="ce1">
            <text:p>0</text:p>
          </table:table-cell>
          <table:table-cell office:value-type="float" office:value="5.2" table:style-name="ce1">
            <text:p>5.2</text:p>
          </table:table-cell>
          <table:table-cell office:value-type="float" office:value="94.800000000000011" table:style-name="ce1">
            <text:p>94.8</text:p>
          </table:table-cell>
          <table:table-cell table:number-columns-repeated="16378"/>
        </table:table-row>
        <table:table-row table:style-name="ro1">
          <table:table-cell office:value-type="time" office:time-value="PT985812H3M39.000S" table:style-name="ce9">
            <text:p>12:03:39</text:p>
          </table:table-cell>
          <table:table-cell office:value-type="float" office:value="54.8" table:style-name="ce1">
            <text:p>54.8</text:p>
          </table:table-cell>
          <table:table-cell office:value-type="float" office:value="18.3" table:style-name="ce1">
            <text:p>18.3</text:p>
          </table:table-cell>
          <table:table-cell office:value-type="float" office:value="0" table:style-name="ce1">
            <text:p>0</text:p>
          </table:table-cell>
          <table:table-cell office:value-type="float" office:value="26.9" table:style-name="ce1">
            <text:p>26.9</text:p>
          </table:table-cell>
          <table:table-cell office:value-type="float" office:value="73.099999999999994" table:style-name="ce1">
            <text:p>73.1</text:p>
          </table:table-cell>
          <table:table-cell table:number-columns-repeated="16378"/>
        </table:table-row>
        <table:table-row table:style-name="ro1">
          <table:table-cell office:value-type="time" office:time-value="PT985812H4M9.000S" table:style-name="ce9">
            <text:p>12:04:09</text:p>
          </table:table-cell>
          <table:table-cell office:value-type="float" office:value="13.4" table:style-name="ce1">
            <text:p>13.4</text:p>
          </table:table-cell>
          <table:table-cell office:value-type="float" office:value="21.7" table:style-name="ce1">
            <text:p>21.7</text:p>
          </table:table-cell>
          <table:table-cell office:value-type="float" office:value="0.1" table:style-name="ce1">
            <text:p>0.1</text:p>
          </table:table-cell>
          <table:table-cell office:value-type="float" office:value="64.8" table:style-name="ce1">
            <text:p>64.8</text:p>
          </table:table-cell>
          <table:table-cell office:value-type="float" office:value="35.1" table:style-name="ce1">
            <text:p>35.1</text:p>
          </table:table-cell>
          <table:table-cell table:number-columns-repeated="16378"/>
        </table:table-row>
        <table:table-row table:style-name="ro1">
          <table:table-cell office:value-type="time" office:time-value="PT985812H4M39.000S" table:style-name="ce9">
            <text:p>12:04:39</text:p>
          </table:table-cell>
          <table:table-cell office:value-type="float" office:value="33.799999999999997" table:style-name="ce1">
            <text:p>33.8</text:p>
          </table:table-cell>
          <table:table-cell office:value-type="float" office:value="21.6" table:style-name="ce1">
            <text:p>21.6</text:p>
          </table:table-cell>
          <table:table-cell office:value-type="float" office:value="0" table:style-name="ce1">
            <text:p>0</text:p>
          </table:table-cell>
          <table:table-cell office:value-type="float" office:value="44.6" table:style-name="ce1">
            <text:p>44.6</text:p>
          </table:table-cell>
          <table:table-cell office:value-type="float" office:value="55.4" table:style-name="ce1">
            <text:p>55.4</text:p>
          </table:table-cell>
          <table:table-cell table:number-columns-repeated="16378"/>
        </table:table-row>
        <table:table-row table:style-name="ro1">
          <table:table-cell office:value-type="time" office:time-value="PT985812H5M9.000S" table:style-name="ce9">
            <text:p>12:05:09</text:p>
          </table:table-cell>
          <table:table-cell office:value-type="float" office:value="55.3" table:style-name="ce1">
            <text:p>55.3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33.700000000000003" table:style-name="ce1">
            <text:p>33.7</text:p>
          </table:table-cell>
          <table:table-cell office:value-type="float" office:value="66.3" table:style-name="ce1">
            <text:p>66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3.642857142857146" table:style-name="ce1">
            <text:p>43.64285714</text:p>
          </table:table-cell>
          <table:table-cell office:value-type="float" office:value="12.200000000000001" table:style-name="ce1">
            <text:p>12.2</text:p>
          </table:table-cell>
          <table:table-cell office:value-type="float" office:value="0.4" table:style-name="ce1">
            <text:p>0.4</text:p>
          </table:table-cell>
          <table:table-cell office:value-type="float" office:value="43.75714285714286" table:style-name="ce1">
            <text:p>43.75714286</text:p>
          </table:table-cell>
          <table:table-cell office:value-type="float" office:value="55.842857142857142" table:style-name="ce1">
            <text:p>55.84285714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3" table:style-name="ta1">
        <table:shapes>
          <draw:frame draw:z-index="1" draw:id="id31" draw:style-name="a31" draw:name="Chart 1" svg:x="0.66667in" svg:y="1.88889in" svg:width="13.06944in" svg:height="5.41667in" style:rel-width="scale" style:rel-height="scale">
            <draw:object xlink:href="Object 3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812H2M9.000S" table:style-name="ce9">
            <text:p>12:02:09</text:p>
          </table:table-cell>
          <table:table-cell office:value-type="float" office:value="6.7" table:style-name="ce1">
            <text:p>6.7</text:p>
          </table:table-cell>
          <table:table-cell office:value-type="float" office:value="0.7" table:style-name="ce1">
            <text:p>0.7</text:p>
          </table:table-cell>
          <table:table-cell office:value-type="float" office:value="1.4" table:style-name="ce1">
            <text:p>1.4</text:p>
          </table:table-cell>
          <table:table-cell office:value-type="float" office:value="91.2" table:style-name="ce1">
            <text:p>91.2</text:p>
          </table:table-cell>
          <table:table-cell office:value-type="float" office:value="7.4" table:style-name="ce1">
            <text:p>7.4</text:p>
          </table:table-cell>
          <table:table-cell table:number-columns-repeated="16378"/>
        </table:table-row>
        <table:table-row table:style-name="ro1">
          <table:table-cell office:value-type="time" office:time-value="PT985812H2M39.000S" table:style-name="ce9">
            <text:p>12:02:39</text:p>
          </table:table-cell>
          <table:table-cell office:value-type="float" office:value="48.4" table:style-name="ce1">
            <text:p>48.4</text:p>
          </table:table-cell>
          <table:table-cell office:value-type="float" office:value="6.9" table:style-name="ce1">
            <text:p>6.9</text:p>
          </table:table-cell>
          <table:table-cell office:value-type="float" office:value="0.5" table:style-name="ce1">
            <text:p>0.5</text:p>
          </table:table-cell>
          <table:table-cell office:value-type="float" office:value="44.2" table:style-name="ce1">
            <text:p>44.2</text:p>
          </table:table-cell>
          <table:table-cell office:value-type="float" office:value="55.3" table:style-name="ce1">
            <text:p>55.3</text:p>
          </table:table-cell>
          <table:table-cell table:number-columns-repeated="16378"/>
        </table:table-row>
        <table:table-row table:style-name="ro1">
          <table:table-cell office:value-type="time" office:time-value="PT985812H3M9.000S" table:style-name="ce9">
            <text:p>12:03:09</text:p>
          </table:table-cell>
          <table:table-cell office:value-type="float" office:value="81.400000000000006" table:style-name="ce1">
            <text:p>81.4</text:p>
          </table:table-cell>
          <table:table-cell office:value-type="float" office:value="6.3" table:style-name="ce1">
            <text:p>6.3</text:p>
          </table:table-cell>
          <table:table-cell office:value-type="float" office:value="0" table:style-name="ce1">
            <text:p>0</text:p>
          </table:table-cell>
          <table:table-cell office:value-type="float" office:value="12.3" table:style-name="ce1">
            <text:p>12.3</text:p>
          </table:table-cell>
          <table:table-cell office:value-type="float" office:value="87.7" table:style-name="ce1">
            <text:p>87.7</text:p>
          </table:table-cell>
          <table:table-cell table:number-columns-repeated="16378"/>
        </table:table-row>
        <table:table-row table:style-name="ro1">
          <table:table-cell office:value-type="time" office:time-value="PT985812H3M39.000S" table:style-name="ce9">
            <text:p>12:03:39</text:p>
          </table:table-cell>
          <table:table-cell office:value-type="float" office:value="54.5" table:style-name="ce1">
            <text:p>54.5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0" table:style-name="ce1">
            <text:p>0</text:p>
          </table:table-cell>
          <table:table-cell office:value-type="float" office:value="29.4" table:style-name="ce1">
            <text:p>29.4</text:p>
          </table:table-cell>
          <table:table-cell office:value-type="float" office:value="70.599999999999994" table:style-name="ce1">
            <text:p>70.6</text:p>
          </table:table-cell>
          <table:table-cell table:number-columns-repeated="16378"/>
        </table:table-row>
        <table:table-row table:style-name="ro1">
          <table:table-cell office:value-type="time" office:time-value="PT985812H4M9.000S" table:style-name="ce9">
            <text:p>12:04:09</text:p>
          </table:table-cell>
          <table:table-cell office:value-type="float" office:value="13.3" table:style-name="ce1">
            <text:p>13.3</text:p>
          </table:table-cell>
          <table:table-cell office:value-type="float" office:value="23.2" table:style-name="ce1">
            <text:p>23.2</text:p>
          </table:table-cell>
          <table:table-cell office:value-type="float" office:value="0" table:style-name="ce1">
            <text:p>0</text:p>
          </table:table-cell>
          <table:table-cell office:value-type="float" office:value="63.4" table:style-name="ce1">
            <text:p>63.4</text:p>
          </table:table-cell>
          <table:table-cell office:value-type="float" office:value="36.5" table:style-name="ce1">
            <text:p>36.5</text:p>
          </table:table-cell>
          <table:table-cell table:number-columns-repeated="16378"/>
        </table:table-row>
        <table:table-row table:style-name="ro1">
          <table:table-cell office:value-type="time" office:time-value="PT985812H4M39.000S" table:style-name="ce9">
            <text:p>12:04:39</text:p>
          </table:table-cell>
          <table:table-cell office:value-type="float" office:value="30.7" table:style-name="ce1">
            <text:p>30.7</text:p>
          </table:table-cell>
          <table:table-cell office:value-type="float" office:value="25.4" table:style-name="ce1">
            <text:p>25.4</text:p>
          </table:table-cell>
          <table:table-cell office:value-type="float" office:value="0" table:style-name="ce1">
            <text:p>0</text:p>
          </table:table-cell>
          <table:table-cell office:value-type="float" office:value="43.9" table:style-name="ce1">
            <text:p>43.9</text:p>
          </table:table-cell>
          <table:table-cell office:value-type="float" office:value="56.099999999999994" table:style-name="ce1">
            <text:p>56.1</text:p>
          </table:table-cell>
          <table:table-cell table:number-columns-repeated="16378"/>
        </table:table-row>
        <table:table-row table:style-name="ro1">
          <table:table-cell office:value-type="time" office:time-value="PT985812H5M9.000S" table:style-name="ce9">
            <text:p>12:05:09</text:p>
          </table:table-cell>
          <table:table-cell office:value-type="float" office:value="58.4" table:style-name="ce1">
            <text:p>58.4</text:p>
          </table:table-cell>
          <table:table-cell office:value-type="float" office:value="12.9" table:style-name="ce1">
            <text:p>12.9</text:p>
          </table:table-cell>
          <table:table-cell office:value-type="float" office:value="0.1" table:style-name="ce1">
            <text:p>0.1</text:p>
          </table:table-cell>
          <table:table-cell office:value-type="float" office:value="28.7" table:style-name="ce1">
            <text:p>28.7</text:p>
          </table:table-cell>
          <table:table-cell office:value-type="float" office:value="71.3" table:style-name="ce1">
            <text:p>71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1.914285714285711" table:style-name="ce1">
            <text:p>41.91428571</text:p>
          </table:table-cell>
          <table:table-cell office:value-type="float" office:value="13.071428571428571" table:style-name="ce1">
            <text:p>13.07142857</text:p>
          </table:table-cell>
          <table:table-cell office:value-type="float" office:value="0.2857142857142857" table:style-name="ce1">
            <text:p>0.285714286</text:p>
          </table:table-cell>
          <table:table-cell office:value-type="float" office:value="44.728571428571435" table:style-name="ce1">
            <text:p>44.72857143</text:p>
          </table:table-cell>
          <table:table-cell office:value-type="float" office:value="54.985714285714288" table:style-name="ce1">
            <text:p>54.98571429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4" table:style-name="ta1">
        <table:shapes>
          <draw:frame draw:z-index="1" draw:id="id32" draw:style-name="a32" draw:name="Chart 1" svg:x="0.66667in" svg:y="1.88889in" svg:width="13.06944in" svg:height="5.41667in" style:rel-width="scale" style:rel-height="scale">
            <draw:object xlink:href="Object 3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812H2M9.000S" table:style-name="ce9">
            <text:p>12:02:09</text:p>
          </table:table-cell>
          <table:table-cell office:value-type="float" office:value="5.5" table:style-name="ce1">
            <text:p>5.5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office:value-type="float" office:value="93.2" table:style-name="ce1">
            <text:p>93.2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time" office:time-value="PT985812H2M39.000S" table:style-name="ce9">
            <text:p>12:02:39</text:p>
          </table:table-cell>
          <table:table-cell office:value-type="float" office:value="47.8" table:style-name="ce1">
            <text:p>47.8</text:p>
          </table:table-cell>
          <table:table-cell office:value-type="float" office:value="5.8" table:style-name="ce1">
            <text:p>5.8</text:p>
          </table:table-cell>
          <table:table-cell office:value-type="float" office:value="0.7" table:style-name="ce1">
            <text:p>0.7</text:p>
          </table:table-cell>
          <table:table-cell office:value-type="float" office:value="45.7" table:style-name="ce1">
            <text:p>45.7</text:p>
          </table:table-cell>
          <table:table-cell office:value-type="float" office:value="53.599999999999994" table:style-name="ce1">
            <text:p>53.6</text:p>
          </table:table-cell>
          <table:table-cell table:number-columns-repeated="16378"/>
        </table:table-row>
        <table:table-row table:style-name="ro1">
          <table:table-cell office:value-type="time" office:time-value="PT985812H3M9.000S" table:style-name="ce9">
            <text:p>12:03:09</text:p>
          </table:table-cell>
          <table:table-cell office:value-type="float" office:value="83.5" table:style-name="ce1">
            <text:p>83.5</text:p>
          </table:table-cell>
          <table:table-cell office:value-type="float" office:value="5.3" table:style-name="ce1">
            <text:p>5.3</text:p>
          </table:table-cell>
          <table:table-cell office:value-type="float" office:value="0" table:style-name="ce1">
            <text:p>0</text:p>
          </table:table-cell>
          <table:table-cell office:value-type="float" office:value="11.3" table:style-name="ce1">
            <text:p>11.3</text:p>
          </table:table-cell>
          <table:table-cell office:value-type="float" office:value="88.8" table:style-name="ce1">
            <text:p>88.8</text:p>
          </table:table-cell>
          <table:table-cell table:number-columns-repeated="16378"/>
        </table:table-row>
        <table:table-row table:style-name="ro1">
          <table:table-cell office:value-type="time" office:time-value="PT985812H3M39.000S" table:style-name="ce9">
            <text:p>12:03:39</text:p>
          </table:table-cell>
          <table:table-cell office:value-type="float" office:value="52.4" table:style-name="ce1">
            <text:p>52.4</text:p>
          </table:table-cell>
          <table:table-cell office:value-type="float" office:value="21.9" table:style-name="ce1">
            <text:p>21.9</text:p>
          </table:table-cell>
          <table:table-cell office:value-type="float" office:value="0" table:style-name="ce1">
            <text:p>0</text:p>
          </table:table-cell>
          <table:table-cell office:value-type="float" office:value="25.7" table:style-name="ce1">
            <text:p>25.7</text:p>
          </table:table-cell>
          <table:table-cell office:value-type="float" office:value="74.3" table:style-name="ce1">
            <text:p>74.3</text:p>
          </table:table-cell>
          <table:table-cell table:number-columns-repeated="16378"/>
        </table:table-row>
        <table:table-row table:style-name="ro1">
          <table:table-cell office:value-type="time" office:time-value="PT985812H4M9.000S" table:style-name="ce9">
            <text:p>12:04:09</text:p>
          </table:table-cell>
          <table:table-cell office:value-type="float" office:value="12.6" table:style-name="ce1">
            <text:p>12.6</text:p>
          </table:table-cell>
          <table:table-cell office:value-type="float" office:value="18.7" table:style-name="ce1">
            <text:p>18.7</text:p>
          </table:table-cell>
          <table:table-cell office:value-type="float" office:value="0" table:style-name="ce1">
            <text:p>0</text:p>
          </table:table-cell>
          <table:table-cell office:value-type="float" office:value="68.7" table:style-name="ce1">
            <text:p>68.7</text:p>
          </table:table-cell>
          <table:table-cell office:value-type="float" office:value="31.299999999999997" table:style-name="ce1">
            <text:p>31.3</text:p>
          </table:table-cell>
          <table:table-cell table:number-columns-repeated="16378"/>
        </table:table-row>
        <table:table-row table:style-name="ro1">
          <table:table-cell office:value-type="time" office:time-value="PT985812H4M39.000S" table:style-name="ce9">
            <text:p>12:04:39</text:p>
          </table:table-cell>
          <table:table-cell office:value-type="float" office:value="34.5" table:style-name="ce1">
            <text:p>34.5</text:p>
          </table:table-cell>
          <table:table-cell office:value-type="float" office:value="18" table:style-name="ce1">
            <text:p>18</text:p>
          </table:table-cell>
          <table:table-cell office:value-type="float" office:value="0.1" table:style-name="ce1">
            <text:p>0.1</text:p>
          </table:table-cell>
          <table:table-cell office:value-type="float" office:value="47.3" table:style-name="ce1">
            <text:p>47.3</text:p>
          </table:table-cell>
          <table:table-cell office:value-type="float" office:value="52.5" table:style-name="ce1">
            <text:p>52.5</text:p>
          </table:table-cell>
          <table:table-cell table:number-columns-repeated="16378"/>
        </table:table-row>
        <table:table-row table:style-name="ro1">
          <table:table-cell office:value-type="time" office:time-value="PT985812H5M9.000S" table:style-name="ce9">
            <text:p>12:05:09</text:p>
          </table:table-cell>
          <table:table-cell office:value-type="float" office:value="58.7" table:style-name="ce1">
            <text:p>58.7</text:p>
          </table:table-cell>
          <table:table-cell office:value-type="float" office:value="12.5" table:style-name="ce1">
            <text:p>12.5</text:p>
          </table:table-cell>
          <table:table-cell office:value-type="float" office:value="0.1" table:style-name="ce1">
            <text:p>0.1</text:p>
          </table:table-cell>
          <table:table-cell office:value-type="float" office:value="28.7" table:style-name="ce1">
            <text:p>28.7</text:p>
          </table:table-cell>
          <table:table-cell office:value-type="float" office:value="71.2" table:style-name="ce1">
            <text:p>71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2.142857142857146" table:style-name="ce1">
            <text:p>42.14285714</text:p>
          </table:table-cell>
          <table:table-cell office:value-type="float" office:value="11.814285714285715" table:style-name="ce1">
            <text:p>11.81428571</text:p>
          </table:table-cell>
          <table:table-cell office:value-type="float" office:value="0.24285714285714288" table:style-name="ce1">
            <text:p>0.242857143</text:p>
          </table:table-cell>
          <table:table-cell office:value-type="float" office:value="45.800000000000004" table:style-name="ce1">
            <text:p>45.8</text:p>
          </table:table-cell>
          <table:table-cell office:value-type="float" office:value="53.957142857142856" table:style-name="ce1">
            <text:p>53.95714286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BUSY.B1:DISKBUSY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READ.B1:DISKREAD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WRITE.B1:DISKWRITE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XFER.B1:DISKXFER.E13" table:contains-header="false" table:orientation="column">
          <table:sort>
            <table:sort-by table:field-number="12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four</meta:initial-creator>
    <dc:creator>Afour</dc:creator>
    <meta:creation-date>2012-06-15T10:49:52Z</meta:creation-date>
    <dc:date>2012-06-15T10:50:1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System Summary ubuntuServer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8" chart:class="chart:line" chart:attached-axis="primary-y" chart:style-name="G0S0">
            <chart:data-point chart:repeated="7"/>
          </chart:series>
          <chart:series chart:values-cell-range-address="DISK_SUMM.$D$2:.$D$8" chart:class="chart:line" chart:attached-axis="secondary-y" chart:style-name="G1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%Busy JMeter_Test_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8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8" chart:class="chart:line" chart:attached-axis="primary-y" chart:style-name="G0S0">
            <chart:data-point chart:repeated="7"/>
          </chart:series>
          <chart:series chart:label-cell-address="DISKBUSY.$C$1" chart:values-cell-range-address="DISKBUSY.$C$2:.$C$8" chart:class="chart:line" chart:attached-axis="primary-y" chart:style-name="G0S1">
            <chart:data-point chart:repeated="7"/>
          </chart:series>
          <chart:series chart:label-cell-address="DISKBUSY.$D$1" chart:values-cell-range-address="DISKBUSY.$D$2:.$D$8" chart:class="chart:line" chart:attached-axis="primary-y" chart:style-name="G0S2">
            <chart:data-point chart:repeated="7"/>
          </chart:series>
          <chart:series chart:label-cell-address="DISKBUSY.$E$1" chart:values-cell-range-address="DISKBUSY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Read KB/s JMeter_Test_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0:.$E$10" chart:class="chart:bar" chart:attached-axis="primary-y" chart:style-name="G0S0">
            <chart:data-point chart:repeated="4"/>
          </chart:series>
          <chart:series chart:values-cell-range-address="DISKREAD.$B$11:.$E$11" chart:class="chart:bar" chart:attached-axis="primary-y" chart:style-name="G0S1">
            <chart:data-point chart:repeated="4"/>
          </chart:series>
          <chart:series chart:values-cell-range-address="DISKREAD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Read KB/s JMeter_Test_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8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8" chart:class="chart:line" chart:attached-axis="primary-y" chart:style-name="G0S0">
            <chart:data-point chart:repeated="7"/>
          </chart:series>
          <chart:series chart:label-cell-address="DISKREAD.$C$1" chart:values-cell-range-address="DISKREAD.$C$2:.$C$8" chart:class="chart:line" chart:attached-axis="primary-y" chart:style-name="G0S1">
            <chart:data-point chart:repeated="7"/>
          </chart:series>
          <chart:series chart:label-cell-address="DISKREAD.$D$1" chart:values-cell-range-address="DISKREAD.$D$2:.$D$8" chart:class="chart:line" chart:attached-axis="primary-y" chart:style-name="G0S2">
            <chart:data-point chart:repeated="7"/>
          </chart:series>
          <chart:series chart:label-cell-address="DISKREAD.$E$1" chart:values-cell-range-address="DISKREAD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Write KB/s JMeter_Test_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0:.$E$10" chart:class="chart:bar" chart:attached-axis="primary-y" chart:style-name="G0S0">
            <chart:data-point chart:repeated="4"/>
          </chart:series>
          <chart:series chart:values-cell-range-address="DISKWRITE.$B$11:.$E$11" chart:class="chart:bar" chart:attached-axis="primary-y" chart:style-name="G0S1">
            <chart:data-point chart:repeated="4"/>
          </chart:series>
          <chart:series chart:values-cell-range-address="DISKWRITE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Write KB/s JMeter_Test_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8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8" chart:class="chart:line" chart:attached-axis="primary-y" chart:style-name="G0S0">
            <chart:data-point chart:repeated="7"/>
          </chart:series>
          <chart:series chart:label-cell-address="DISKWRITE.$C$1" chart:values-cell-range-address="DISKWRITE.$C$2:.$C$8" chart:class="chart:line" chart:attached-axis="primary-y" chart:style-name="G0S1">
            <chart:data-point chart:repeated="7"/>
          </chart:series>
          <chart:series chart:label-cell-address="DISKWRITE.$D$1" chart:values-cell-range-address="DISKWRITE.$D$2:.$D$8" chart:class="chart:line" chart:attached-axis="primary-y" chart:style-name="G0S2">
            <chart:data-point chart:repeated="7"/>
          </chart:series>
          <chart:series chart:label-cell-address="DISKWRITE.$E$1" chart:values-cell-range-address="DISKWRITE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transfers per second JMeter_Test_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0:.$E$10" chart:class="chart:bar" chart:attached-axis="primary-y" chart:style-name="G0S0">
            <chart:data-point chart:repeated="4"/>
          </chart:series>
          <chart:series chart:values-cell-range-address="DISKXFER.$B$11:.$E$11" chart:class="chart:bar" chart:attached-axis="primary-y" chart:style-name="G0S1">
            <chart:data-point chart:repeated="4"/>
          </chart:series>
          <chart:series chart:values-cell-range-address="DISKXFER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transfers per second JMeter_Test_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8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8" chart:class="chart:line" chart:attached-axis="primary-y" chart:style-name="G0S0">
            <chart:data-point chart:repeated="7"/>
          </chart:series>
          <chart:series chart:label-cell-address="DISKXFER.$C$1" chart:values-cell-range-address="DISKXFER.$C$2:.$C$8" chart:class="chart:line" chart:attached-axis="primary-y" chart:style-name="G0S1">
            <chart:data-point chart:repeated="7"/>
          </chart:series>
          <chart:series chart:label-cell-address="DISKXFER.$D$1" chart:values-cell-range-address="DISKXFER.$D$2:.$D$8" chart:class="chart:line" chart:attached-axis="primary-y" chart:style-name="G0S2">
            <chart:data-point chart:repeated="7"/>
          </chart:series>
          <chart:series chart:label-cell-address="DISKXFER.$E$1" chart:values-cell-range-address="DISKXFER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JFS Filespace %Used ubuntuServer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0" chart:values-cell-range-address="JFSFILE.$B$10:.$F$10" chart:class="chart:bar" chart:attached-axis="primary-y" chart:style-name="G0S0">
            <chart:data-point chart:repeated="5"/>
          </chart:series>
          <chart:series chart:label-cell-address="JFSFILE.$A$11" chart:values-cell-range-address="JFSFILE.$B$11:.$F$11" chart:class="chart:bar" chart:attached-axis="primary-y" chart:style-name="G0S1">
            <chart:data-point chart:repeated="5"/>
          </chart:series>
          <chart:series chart:label-cell-address="JFSFILE.$A$12" chart:values-cell-range-address="JFSFILE.$B$12:.$F$12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Memory MB JMeter_Test_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8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8"/>
          </chart:axis>
          <chart:axis chart:dimension="y" chart:name="primary-y" chart:style-name="Axs1"/>
          <chart:series chart:label-cell-address="MEM.$B$1" chart:values-cell-range-address="MEM.$B$2:.$B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Total JMeter_Test_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/>
          <chart:series chart:label-cell-address="CPU_ALL.$B$1" chart:values-cell-range-address="CPU_ALL.$B$2:.$B$8" chart:class="chart:area" chart:attached-axis="primary-y" chart:style-name="G0S0">
            <chart:data-point chart:repeated="7"/>
          </chart:series>
          <chart:series chart:label-cell-address="CPU_ALL.$C$1" chart:values-cell-range-address="CPU_ALL.$C$2:.$C$8" chart:class="chart:area" chart:attached-axis="primary-y" chart:style-name="G0S1">
            <chart:data-point chart:repeated="7"/>
          </chart:series>
          <chart:series chart:label-cell-address="CPU_ALL.$D$1" chart:values-cell-range-address="CPU_ALL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Network I/O JMeter_Test_60_Threads (KB/s) - 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8"/>
          </chart:axis>
          <chart:axis chart:dimension="y" chart:name="primary-y" chart:style-name="Axs1"/>
          <chart:series chart:label-cell-address="NET.$I$1" chart:values-cell-range-address="NET.$I$2:.$I$8" chart:class="chart:area" chart:attached-axis="primary-y" chart:style-name="G0S1">
            <chart:data-point chart:repeated="7"/>
          </chart:series>
          <chart:series chart:label-cell-address="NET.$H$1" chart:values-cell-range-address="NET.$H$2:.$H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Network I/O JMeter_Test_60_Threads (KB/s)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0" chart:values-cell-range-address="NET.$B$10:.$E$10" chart:class="chart:bar" chart:attached-axis="primary-y" chart:style-name="G0S0">
            <chart:data-point chart:repeated="4"/>
          </chart:series>
          <chart:series chart:label-cell-address="NET.$A$11" chart:values-cell-range-address="NET.$B$11:.$E$11" chart:class="chart:bar" chart:attached-axis="primary-y" chart:style-name="G0S1">
            <chart:data-point chart:repeated="4"/>
          </chart:series>
          <chart:series chart:label-cell-address="NET.$A$12" chart:values-cell-range-address="NET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Network I/O JMeter_Test_60_Threads (KB/s)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8"/>
          </chart:axis>
          <chart:axis chart:dimension="y" chart:name="primary-y" chart:style-name="Axs1"/>
          <chart:series chart:label-cell-address="NET.$B$1" chart:values-cell-range-address="NET.$B$2:.$B$8" chart:class="chart:area" chart:attached-axis="primary-y" chart:style-name="G0S0">
            <chart:data-point chart:repeated="7"/>
          </chart:series>
          <chart:series chart:label-cell-address="NET.$C$1" chart:values-cell-range-address="NET.$C$2:.$C$8" chart:class="chart:area" chart:attached-axis="primary-y" chart:style-name="G0S1">
            <chart:data-point chart:repeated="7"/>
          </chart:series>
          <chart:series chart:label-cell-address="NET.$D$1" chart:values-cell-range-address="NET.$D$2:.$D$8" chart:class="chart:area" chart:attached-axis="primary-y" chart:style-name="G0S2">
            <chart:data-point chart:repeated="7"/>
          </chart:series>
          <chart:series chart:label-cell-address="NET.$E$1" chart:values-cell-range-address="NET.$E$2:.$E$8" chart:class="chart:area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Network Packets JMeter_Test_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0" chart:values-cell-range-address="NETPACKET.$B$10:.$E$10" chart:class="chart:bar" chart:attached-axis="primary-y" chart:style-name="G0S0">
            <chart:data-point chart:repeated="4"/>
          </chart:series>
          <chart:series chart:label-cell-address="NETPACKET.$A$11" chart:values-cell-range-address="NETPACKET.$B$11:.$E$11" chart:class="chart:bar" chart:attached-axis="primary-y" chart:style-name="G0S1">
            <chart:data-point chart:repeated="4"/>
          </chart:series>
          <chart:series chart:label-cell-address="NETPACKET.$A$12" chart:values-cell-range-address="NETPACKET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Network Packets JMeter_Test_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8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8" chart:class="chart:line" chart:attached-axis="primary-y" chart:style-name="G0S0">
            <chart:data-point chart:repeated="7"/>
          </chart:series>
          <chart:series chart:label-cell-address="NETPACKET.$C$1" chart:values-cell-range-address="NETPACKET.$C$2:.$C$8" chart:class="chart:line" chart:attached-axis="primary-y" chart:style-name="G0S1">
            <chart:data-point chart:repeated="7"/>
          </chart:series>
          <chart:series chart:label-cell-address="NETPACKET.$D$1" chart:values-cell-range-address="NETPACKET.$D$2:.$D$8" chart:class="chart:line" chart:attached-axis="primary-y" chart:style-name="G0S2">
            <chart:data-point chart:repeated="7"/>
          </chart:series>
          <chart:series chart:label-cell-address="NETPACKET.$E$1" chart:values-cell-range-address="NETPACKET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Processes JMeter_Test_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8" chart:class="chart:line" chart:attached-axis="primary-y" chart:style-name="G0S0">
            <chart:data-point chart:repeated="7"/>
          </chart:series>
          <chart:series chart:label-cell-address="PROC.$C$1" chart:values-cell-range-address="PROC.$C$2:.$C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Processes JMeter_Test_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8" chart:class="chart:line" chart:attached-axis="primary-y" chart:style-name="G0S0">
            <chart:data-point chart:repeated="7"/>
          </chart:series>
          <chart:series chart:values-cell-range-address="PROC.$E$2:.$E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Processes JMeter_Test_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8" chart:class="chart:line" chart:attached-axis="primary-y" chart:style-name="G0S0">
            <chart:data-point chart:repeated="7"/>
          </chart:series>
          <chart:series chart:values-cell-range-address="PROC.$I$2:.$I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File-backed paging (kByes/sec) ubuntuServer 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8"/>
          </chart:axis>
          <chart:axis chart:dimension="y" chart:name="primary-y" chart:style-name="Axs1"/>
          <chart:series chart:label-cell-address="VM.$H$1" chart:values-cell-range-address="VM.$H$2:.$H$8" chart:class="chart:area" chart:attached-axis="primary-y" chart:style-name="G0S0">
            <chart:data-point chart:repeated="7"/>
          </chart:series>
          <chart:series chart:label-cell-address="VM.$I$1" chart:values-cell-range-address="VM.$I$2:.$I$8" chart:class="chart:area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Swap-space activity (kBytes/sec) ubuntuServer 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8"/>
          </chart:axis>
          <chart:axis chart:dimension="y" chart:name="primary-y" chart:style-name="Axs1"/>
          <chart:series chart:label-cell-address="VM.$J$1" chart:values-cell-range-address="VM.$J$2:.$J$8" chart:class="chart:area" chart:attached-axis="primary-y" chart:style-name="G0S0">
            <chart:data-point chart:repeated="7"/>
          </chart:series>
          <chart:series chart:label-cell-address="VM.$K$1" chart:values-cell-range-address="VM.$K$2:.$K$8" chart:class="chart:area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/>
          <chart:series chart:label-cell-address="CPU_ALL.$G$1" chart:values-cell-range-address="CPU_ALL.$G$2:.$G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1 JMeter_Test_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8"/>
          </chart:axis>
          <chart:axis chart:dimension="y" chart:name="primary-y" chart:style-name="Axs1"/>
          <chart:series chart:label-cell-address="CPU01.$B$1" chart:values-cell-range-address="CPU01.$B$2:.$B$8" chart:class="chart:area" chart:attached-axis="primary-y" chart:style-name="G0S0">
            <chart:data-point chart:repeated="7"/>
          </chart:series>
          <chart:series chart:label-cell-address="CPU01.$C$1" chart:values-cell-range-address="CPU01.$C$2:.$C$8" chart:class="chart:area" chart:attached-axis="primary-y" chart:style-name="G0S1">
            <chart:data-point chart:repeated="7"/>
          </chart:series>
          <chart:series chart:label-cell-address="CPU01.$D$1" chart:values-cell-range-address="CPU01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2 JMeter_Test_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8"/>
          </chart:axis>
          <chart:axis chart:dimension="y" chart:name="primary-y" chart:style-name="Axs1"/>
          <chart:series chart:label-cell-address="CPU02.$B$1" chart:values-cell-range-address="CPU02.$B$2:.$B$8" chart:class="chart:area" chart:attached-axis="primary-y" chart:style-name="G0S0">
            <chart:data-point chart:repeated="7"/>
          </chart:series>
          <chart:series chart:label-cell-address="CPU02.$C$1" chart:values-cell-range-address="CPU02.$C$2:.$C$8" chart:class="chart:area" chart:attached-axis="primary-y" chart:style-name="G0S1">
            <chart:data-point chart:repeated="7"/>
          </chart:series>
          <chart:series chart:label-cell-address="CPU02.$D$1" chart:values-cell-range-address="CPU02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3 JMeter_Test_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8"/>
          </chart:axis>
          <chart:axis chart:dimension="y" chart:name="primary-y" chart:style-name="Axs1"/>
          <chart:series chart:label-cell-address="CPU03.$B$1" chart:values-cell-range-address="CPU03.$B$2:.$B$8" chart:class="chart:area" chart:attached-axis="primary-y" chart:style-name="G0S0">
            <chart:data-point chart:repeated="7"/>
          </chart:series>
          <chart:series chart:label-cell-address="CPU03.$C$1" chart:values-cell-range-address="CPU03.$C$2:.$C$8" chart:class="chart:area" chart:attached-axis="primary-y" chart:style-name="G0S1">
            <chart:data-point chart:repeated="7"/>
          </chart:series>
          <chart:series chart:label-cell-address="CPU03.$D$1" chart:values-cell-range-address="CPU03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4 JMeter_Test_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8"/>
          </chart:axis>
          <chart:axis chart:dimension="y" chart:name="primary-y" chart:style-name="Axs1"/>
          <chart:series chart:label-cell-address="CPU04.$B$1" chart:values-cell-range-address="CPU04.$B$2:.$B$8" chart:class="chart:area" chart:attached-axis="primary-y" chart:style-name="G0S0">
            <chart:data-point chart:repeated="7"/>
          </chart:series>
          <chart:series chart:label-cell-address="CPU04.$C$1" chart:values-cell-range-address="CPU04.$C$2:.$C$8" chart:class="chart:area" chart:attached-axis="primary-y" chart:style-name="G0S1">
            <chart:data-point chart:repeated="7"/>
          </chart:series>
          <chart:series chart:label-cell-address="CPU04.$D$1" chart:values-cell-range-address="CPU04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CPU by Processor ubuntuServer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Disk total KB/s JMeter_Test_60_Threads - 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8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8" chart:class="chart:area" chart:attached-axis="primary-y" chart:style-name="G0S0">
            <chart:data-point chart:repeated="7"/>
          </chart:series>
          <chart:series chart:label-cell-address="DISK_SUMM.$C$1" chart:values-cell-range-address="DISK_SUMM.$C$2:.$C$8" chart:class="chart:area" chart:attached-axis="primary-y" chart:style-name="G0S1">
            <chart:data-point chart:repeated="7"/>
          </chart:series>
          <chart:series chart:values-cell-range-address="DISK_SUMM.$D$2:.$D$8" chart:class="chart:line" chart:attached-axis="secondary-y" chart:style-name="G1S0">
            <chart:data-point chart:repeated="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total KB/s JMeter_Test_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0" chart:values-cell-range-address="DISK_SUMM.$B$10:.$D$10" chart:class="chart:bar" chart:attached-axis="primary-y" chart:style-name="G0S0">
            <chart:data-point chart:repeated="3"/>
          </chart:series>
          <chart:series chart:label-cell-address="DISK_SUMM.$A$11" chart:values-cell-range-address="DISK_SUMM.$B$11:.$D$11" chart:class="chart:bar" chart:attached-axis="primary-y" chart:style-name="G0S1">
            <chart:data-point chart:repeated="3"/>
          </chart:series>
          <chart:series chart:label-cell-address="DISK_SUMM.$A$12" chart:values-cell-range-address="DISK_SUMM.$B$12:.$D$12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Block Size JMeter_Test_60_Threads (Kbytes)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0:.$E$10" chart:class="chart:bar" chart:attached-axis="primary-y" chart:style-name="G0S0">
            <chart:data-point chart:repeated="4"/>
          </chart:series>
          <chart:series chart:values-cell-range-address="DISKBSIZE.$B$11:.$E$11" chart:class="chart:bar" chart:attached-axis="primary-y" chart:style-name="G0S1">
            <chart:data-point chart:repeated="4"/>
          </chart:series>
          <chart:series chart:values-cell-range-address="DISKBSIZE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Block Size JMeter_Test_60_Threads (Kbytes)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8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8" chart:class="chart:line" chart:attached-axis="primary-y" chart:style-name="G0S0">
            <chart:data-point chart:repeated="7"/>
          </chart:series>
          <chart:series chart:label-cell-address="DISKBSIZE.$C$1" chart:values-cell-range-address="DISKBSIZE.$C$2:.$C$8" chart:class="chart:line" chart:attached-axis="primary-y" chart:style-name="G0S1">
            <chart:data-point chart:repeated="7"/>
          </chart:series>
          <chart:series chart:label-cell-address="DISKBSIZE.$D$1" chart:values-cell-range-address="DISKBSIZE.$D$2:.$D$8" chart:class="chart:line" chart:attached-axis="primary-y" chart:style-name="G0S2">
            <chart:data-point chart:repeated="7"/>
          </chart:series>
          <chart:series chart:label-cell-address="DISKBSIZE.$E$1" chart:values-cell-range-address="DISKBSIZE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%Busy JMeter_Test_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0:.$E$10" chart:class="chart:bar" chart:attached-axis="primary-y" chart:style-name="G0S0">
            <chart:data-point chart:repeated="4"/>
          </chart:series>
          <chart:series chart:values-cell-range-address="DISKBUSY.$B$11:.$E$11" chart:class="chart:bar" chart:attached-axis="primary-y" chart:style-name="G0S1">
            <chart:data-point chart:repeated="4"/>
          </chart:series>
          <chart:series chart:values-cell-range-address="DISKBUSY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